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7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5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Web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complex="Tahoma" style:font-family-generic="swiss" style:font-pitch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8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8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155" draw:master-page-name="Master3-Layout7-blank-Blank" presentation:presentation-page-layout-name="Master3-PPL7" draw:id="Slide-256">
        <draw:frame draw:id="id167" presentation:style-name="a1158" draw:name="Title 1" svg:x="0in" svg:y="2.10315in" svg:width="9.65in" svg:height="2.36024in" presentation:class="title" presentation:placeholder="false">
          <draw:text-box>
            <text:p text:style-name="a1157" text:class-names="" text:cond-style-name=""><text:span text:style-name="a1156" text:class-names="">The PostgreSQL Query Planner</text:span></text:p>
          </draw:text-box>
          <svg:title/>
          <svg:desc/>
        </draw:frame>
        <draw:frame draw:id="id168" presentation:style-name="a1161" draw:name="Title 2" svg:x="2.29528in" svg:y="4.48031in" svg:width="6.29173in" svg:height="1.16417in" presentation:class="title" presentation:placeholder="false">
          <draw:text-box>
            <text:p text:style-name="a1160" text:class-names="" text:cond-style-name=""><text:span text:style-name="a1159" text:class-names="">Robert Haas<text:line-break/>PostgreSQL East 2010</text:span></text:p>
          </draw:text-box>
          <svg:title/>
          <svg:desc/>
        </draw:frame>
        <presentation:notes draw:style-name="a1164">
          <draw:page-thumbnail draw:page-number="1" svg:x="1.21007in" svg:y="0.88889in" svg:width="5.84201in" svg:height="4.38368in" presentation:class="page" draw:id="id169" presentation:style-name="a1162" draw:name="Slide Image Placeholder 1">
            <svg:title/>
            <svg:desc/>
          </draw:page-thumbnail>
          <draw:frame draw:id="id170" presentation:style-name="a1163" draw:name="Notes Placeholder 2" svg:x="0.82598in" svg:y="5.55394in" svg:width="6.61024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1165" draw:master-page-name="Master1-Layout7-blank-Blank" presentation:presentation-page-layout-name="Master1-PPL7" draw:id="Slide-257">
        <draw:frame draw:id="id171" presentation:style-name="a1168" draw:name="Title 1" svg:x="0.80945in" svg:y="0.44646in" svg:width="9.41024in" svg:height="1.86024in" presentation:class="title" presentation:placeholder="false">
          <draw:text-box>
            <text:p text:style-name="a1167" text:class-names="" text:cond-style-name=""><text:span text:style-name="a1166" text:class-names="">Why Does My Query Need a Plan?</text:span></text:p>
          </draw:text-box>
          <svg:title/>
          <svg:desc/>
        </draw:frame>
        <draw:frame draw:id="id172" presentation:style-name="a1187" draw:name="Text Placeholder 2" svg:x="0.80945in" svg:y="2.29882in" svg:width="9.41024in" svg:height="5.83189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SQL is a declarative language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In other words, a SQL query is not a program.<text:line-break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No control flow statements (e.g. for, while) and no way to control order of operations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SQL describes results, not process.<text:line-break/></text:span></text:p>
              </text:list-item>
            </text:list>
          </draw:text-box>
          <svg:title/>
          <svg:desc/>
        </draw:frame>
        <presentation:notes draw:style-name="a1190">
          <draw:page-thumbnail draw:page-number="2" svg:x="1.73785in" svg:y="1.10069in" svg:width="5.02257in" svg:height="3.7691in" presentation:class="page" draw:id="id173" presentation:style-name="a1188" draw:name="Slide Image Placeholder 1">
            <svg:title/>
            <svg:desc/>
          </draw:page-thumbnail>
          <draw:frame draw:id="id174" presentation:style-name="a118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" draw:style-name="a1191" draw:master-page-name="Master1-Layout7-blank-Blank" presentation:presentation-page-layout-name="Master1-PPL7" draw:id="Slide-258">
        <draw:frame draw:id="id175" presentation:style-name="a1194" draw:name="Title 1" svg:x="0.80945in" svg:y="0.44646in" svg:width="9.41024in" svg:height="1.86024in" presentation:class="title" presentation:placeholder="false">
          <draw:text-box>
            <text:p text:style-name="a1193" text:class-names="" text:cond-style-name=""><text:span text:style-name="a1192" text:class-names="">Why Didn't The Planner Do It My Way?</text:span></text:p>
          </draw:text-box>
          <svg:title/>
          <svg:desc/>
        </draw:frame>
        <draw:frame draw:id="id176" presentation:style-name="a1216" draw:name="Text Placeholder 2" svg:x="0.80945in" svg:y="2.29882in" svg:width="9.41024in" svg:height="5.21024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Maybe your way is actually slower, or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Maybe you gave the planner bad information, or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Maybe the query planner really did goof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Related question: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How do I force the planner to use my index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9">
          <draw:page-thumbnail draw:page-number="3" svg:x="1.73785in" svg:y="1.10069in" svg:width="5.02257in" svg:height="3.7691in" presentation:class="page" draw:id="id177" presentation:style-name="a1217" draw:name="Slide Image Placeholder 1">
            <svg:title/>
            <svg:desc/>
          </draw:page-thumbnail>
          <draw:frame draw:id="id178" presentation:style-name="a121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4" draw:style-name="a1220" draw:master-page-name="Master1-Layout7-blank-Blank" presentation:presentation-page-layout-name="Master1-PPL7" draw:id="Slide-259">
        <draw:frame draw:id="id179" presentation:style-name="a1223" draw:name="Title 1" svg:x="0.80945in" svg:y="0.68622in" svg:width="9.41024in" svg:height="1.3811in" presentation:class="title" presentation:placeholder="false">
          <draw:text-box>
            <text:p text:style-name="a1222" text:class-names="" text:cond-style-name=""><text:span text:style-name="a1221" text:class-names="">Query Planning</text:span></text:p>
          </draw:text-box>
          <svg:title/>
          <svg:desc/>
        </draw:frame>
        <draw:frame draw:id="id180" presentation:style-name="a1242" draw:name="Text Placeholder 2" svg:x="0.80945in" svg:y="2.29882in" svg:width="9.41024in" svg:height="5.21024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Make queries run fast.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Minimize disk I/O.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Prefer sequential I/O to random I/O.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Minimize CPU processing.<text:line-break/></text:span></text:p>
                  </text:list-item>
                </text:list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Don't use too much memory in the process.<text:line-break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Deliver correct results.</text:span></text:p>
              </text:list-item>
            </text:list>
          </draw:text-box>
          <svg:title/>
          <svg:desc/>
        </draw:frame>
        <presentation:notes draw:style-name="a1245">
          <draw:page-thumbnail draw:page-number="4" svg:x="1.73785in" svg:y="1.10069in" svg:width="5.02257in" svg:height="3.7691in" presentation:class="page" draw:id="id181" presentation:style-name="a1243" draw:name="Slide Image Placeholder 1">
            <svg:title/>
            <svg:desc/>
          </draw:page-thumbnail>
          <draw:frame draw:id="id182" presentation:style-name="a124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5" draw:style-name="a1246" draw:master-page-name="Master1-Layout7-blank-Blank" presentation:presentation-page-layout-name="Master1-PPL7" draw:id="Slide-260">
        <draw:frame draw:id="id183" presentation:style-name="a1249" draw:name="Title 1" svg:x="0.80945in" svg:y="0.68622in" svg:width="9.41024in" svg:height="1.3811in" presentation:class="title" presentation:placeholder="false">
          <draw:text-box>
            <text:p text:style-name="a1248" text:class-names="" text:cond-style-name=""><text:span text:style-name="a1247" text:class-names="">Query Planner Decisions</text:span></text:p>
          </draw:text-box>
          <svg:title/>
          <svg:desc/>
        </draw:frame>
        <draw:frame draw:id="id184" presentation:style-name="a1274" draw:name="Text Placeholder 2" svg:x="0.80945in" svg:y="2.29882in" svg:width="9.41024in" svg:height="5.21024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Access strategy for each table.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Sequential Scan, Index Scan, Bitmap Index Scan.</text:span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Join strategy.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Join order.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Join strategy: nested loop, merge join, hash join.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Inner vs. outer.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Aggregation strategy.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Plain, sorted, hashed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7">
          <draw:page-thumbnail draw:page-number="5" svg:x="1.73785in" svg:y="1.10069in" svg:width="5.02257in" svg:height="3.7691in" presentation:class="page" draw:id="id185" presentation:style-name="a1275" draw:name="Slide Image Placeholder 1">
            <svg:title/>
            <svg:desc/>
          </draw:page-thumbnail>
          <draw:frame draw:id="id186" presentation:style-name="a127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6" draw:style-name="a1278" draw:master-page-name="Master1-Layout7-blank-Blank" presentation:presentation-page-layout-name="Master1-PPL7" draw:id="Slide-261">
        <draw:frame draw:id="id187" presentation:style-name="a1281" draw:name="Title 1" svg:x="0.80945in" svg:y="0.68622in" svg:width="9.41024in" svg:height="1.3811in" presentation:class="title" presentation:placeholder="false">
          <draw:text-box>
            <text:p text:style-name="a1280" text:class-names="" text:cond-style-name=""><text:span text:style-name="a1279" text:class-names="">Table Access Strategies</text:span></text:p>
          </draw:text-box>
          <svg:title/>
          <svg:desc/>
        </draw:frame>
        <draw:frame draw:id="id188" presentation:style-name="a1300" draw:name="Text Placeholder 2" svg:x="0.80945in" svg:y="2.29882in" svg:width="9.41024in" svg:height="5.21024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Sequential Scan (Seq Scan)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Read every row in the table.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Index Scan or Bitmap Index Scan</text:span></text:p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Read only part of the table by using the index to skip uninteresting parts.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Index scan reads index and table in alternation.</text:span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Bitmap index scan reads index first, populating bitmap, and then reads table in sequential order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03">
          <draw:page-thumbnail draw:page-number="6" svg:x="1.73785in" svg:y="1.10069in" svg:width="5.02257in" svg:height="3.7691in" presentation:class="page" draw:id="id189" presentation:style-name="a1301" draw:name="Slide Image Placeholder 1">
            <svg:title/>
            <svg:desc/>
          </draw:page-thumbnail>
          <draw:frame draw:id="id190" presentation:style-name="a130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7" draw:style-name="a1304" draw:master-page-name="Master1-Layout7-blank-Blank" presentation:presentation-page-layout-name="Master1-PPL7" draw:id="Slide-262">
        <draw:frame draw:id="id191" presentation:style-name="a1307" draw:name="Title 1" svg:x="0.80945in" svg:y="0.68622in" svg:width="9.41024in" svg:height="1.3811in" presentation:class="title" presentation:placeholder="false">
          <draw:text-box>
            <text:p text:style-name="a1306" text:class-names="" text:cond-style-name=""><text:span text:style-name="a1305" text:class-names="">Sequential Scan</text:span></text:p>
          </draw:text-box>
          <svg:title/>
          <svg:desc/>
        </draw:frame>
        <draw:frame draw:id="id192" presentation:style-name="a1320" draw:name="Text Placeholder 2" svg:x="0.80945in" svg:y="2.29882in" svg:width="9.41024in" svg:height="5.21024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Always works – no need to create indices in advance.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Doesn't require reading the index, which has both I/O and CPU cost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Best way to access very small tables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Usually the best way to access all or nearly the rows in a table.</text:span></text:p>
              </text:list-item>
            </text:list>
          </draw:text-box>
          <svg:title/>
          <svg:desc/>
        </draw:frame>
        <presentation:notes draw:style-name="a1323">
          <draw:page-thumbnail draw:page-number="7" svg:x="1.73785in" svg:y="1.10069in" svg:width="5.02257in" svg:height="3.7691in" presentation:class="page" draw:id="id193" presentation:style-name="a1321" draw:name="Slide Image Placeholder 1">
            <svg:title/>
            <svg:desc/>
          </draw:page-thumbnail>
          <draw:frame draw:id="id194" presentation:style-name="a13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8" draw:style-name="a1324" draw:master-page-name="Master1-Layout7-blank-Blank" presentation:presentation-page-layout-name="Master1-PPL7" draw:id="Slide-263">
        <draw:frame draw:id="id195" presentation:style-name="a1327" draw:name="Title 1" svg:x="0.80945in" svg:y="0.68622in" svg:width="9.41024in" svg:height="1.3811in" presentation:class="title" presentation:placeholder="false">
          <draw:text-box>
            <text:p text:style-name="a1326" text:class-names="" text:cond-style-name=""><text:span text:style-name="a1325" text:class-names="">Index Scan</text:span></text:p>
          </draw:text-box>
          <svg:title/>
          <svg:desc/>
        </draw:frame>
        <draw:frame draw:id="id196" presentation:style-name="a1337" draw:name="Text Placeholder 2" svg:x="0.80945in" svg:y="2.29882in" svg:width="9.41024in" svg:height="5.21024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Potentially huge performance gain when reading only a small fraction of rows in a large table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Only table access method that can return rows in sorted order – very useful in combination with LIMIT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Random I/O against base table!</text:span></text:p>
              </text:list-item>
            </text:list>
          </draw:text-box>
          <svg:title/>
          <svg:desc/>
        </draw:frame>
        <presentation:notes draw:style-name="a1340">
          <draw:page-thumbnail draw:page-number="8" svg:x="1.73785in" svg:y="1.10069in" svg:width="5.02257in" svg:height="3.7691in" presentation:class="page" draw:id="id197" presentation:style-name="a1338" draw:name="Slide Image Placeholder 1">
            <svg:title/>
            <svg:desc/>
          </draw:page-thumbnail>
          <draw:frame draw:id="id198" presentation:style-name="a133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9" draw:style-name="a1341" draw:master-page-name="Master1-Layout7-blank-Blank" presentation:presentation-page-layout-name="Master1-PPL7" draw:id="Slide-264">
        <draw:frame draw:id="id199" presentation:style-name="a1344" draw:name="Title 1" svg:x="0.80945in" svg:y="0.68622in" svg:width="9.41024in" svg:height="1.3811in" presentation:class="title" presentation:placeholder="false">
          <draw:text-box>
            <text:p text:style-name="a1343" text:class-names="" text:cond-style-name=""><text:span text:style-name="a1342" text:class-names="">Bitmap Index Scan</text:span></text:p>
          </draw:text-box>
          <svg:title/>
          <svg:desc/>
        </draw:frame>
        <draw:frame draw:id="id200" presentation:style-name="a1357" draw:name="Text Placeholder 2" svg:x="0.80945in" svg:y="2.29882in" svg:width="9.41024in" svg:height="5.21024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Scans all index rows before examining base table, populating a TID bitmap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Table I/O is sequential, with skips; results in physical order.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Can efficiently combine data multiple indices – TID bitmap can handle boolean AND and OR operations.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Handles LIMIT poorly.</text:span></text:p>
              </text:list-item>
            </text:list>
          </draw:text-box>
          <svg:title/>
          <svg:desc/>
        </draw:frame>
        <presentation:notes draw:style-name="a1360">
          <draw:page-thumbnail draw:page-number="9" svg:x="1.73785in" svg:y="1.10069in" svg:width="5.02257in" svg:height="3.7691in" presentation:class="page" draw:id="id201" presentation:style-name="a1358" draw:name="Slide Image Placeholder 1">
            <svg:title/>
            <svg:desc/>
          </draw:page-thumbnail>
          <draw:frame draw:id="id202" presentation:style-name="a135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0" draw:style-name="a1361" draw:master-page-name="Master1-Layout7-blank-Blank" presentation:presentation-page-layout-name="Master1-PPL7" draw:id="Slide-265">
        <draw:frame draw:id="id203" presentation:style-name="a1364" draw:name="Title 1" svg:x="0.80945in" svg:y="0.68622in" svg:width="9.41024in" svg:height="1.3811in" presentation:class="title" presentation:placeholder="false">
          <draw:text-box>
            <text:p text:style-name="a1363" text:class-names="" text:cond-style-name=""><text:span text:style-name="a1362" text:class-names="">Join Planning</text:span></text:p>
          </draw:text-box>
          <svg:title/>
          <svg:desc/>
        </draw:frame>
        <draw:frame draw:id="id204" presentation:style-name="a1377" draw:name="Text Placeholder 2" svg:x="0.80945in" svg:y="2.29882in" svg:width="9.41024in" svg:height="5.43819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Fixing the join order and join strategy is the “hard part” of query planning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# of possibilities grows exponentially with number of tables.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When search space is small, planner does a nearly exhaustive search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When search space is too large, planner uses heuristics or GEQO to limit planning time and memory usage.</text:span></text:p>
              </text:list-item>
            </text:list>
          </draw:text-box>
          <svg:title/>
          <svg:desc/>
        </draw:frame>
        <presentation:notes draw:style-name="a1380">
          <draw:page-thumbnail draw:page-number="10" svg:x="1.73785in" svg:y="1.10069in" svg:width="5.02257in" svg:height="3.7691in" presentation:class="page" draw:id="id205" presentation:style-name="a1378" draw:name="Slide Image Placeholder 1">
            <svg:title/>
            <svg:desc/>
          </draw:page-thumbnail>
          <draw:frame draw:id="id206" presentation:style-name="a137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1" draw:style-name="a1381" draw:master-page-name="Master1-Layout7-blank-Blank" presentation:presentation-page-layout-name="Master1-PPL7" draw:id="Slide-266">
        <draw:frame draw:id="id207" presentation:style-name="a1384" draw:name="Title 1" svg:x="0.80945in" svg:y="0.68622in" svg:width="9.41024in" svg:height="1.3811in" presentation:class="title" presentation:placeholder="false">
          <draw:text-box>
            <text:p text:style-name="a1383" text:class-names="" text:cond-style-name=""><text:span text:style-name="a1382" text:class-names="">Join Strategies</text:span></text:p>
          </draw:text-box>
          <svg:title/>
          <svg:desc/>
        </draw:frame>
        <draw:frame draw:id="id208" presentation:style-name="a1403" draw:name="Text Placeholder 2" svg:x="0.80945in" svg:y="2.29882in" svg:width="9.41024in" svg:height="5.21024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Nested loop.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Nested loop with inner index-scan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Merge join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Hash join.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Each join strategy takes an “outer” relation and an “inner” relation and produces a result relation.</text:span></text:p>
              </text:list-item>
            </text:list>
          </draw:text-box>
          <svg:title/>
          <svg:desc/>
        </draw:frame>
        <presentation:notes draw:style-name="a1406">
          <draw:page-thumbnail draw:page-number="11" svg:x="1.73785in" svg:y="1.10069in" svg:width="5.02257in" svg:height="3.7691in" presentation:class="page" draw:id="id209" presentation:style-name="a1404" draw:name="Slide Image Placeholder 1">
            <svg:title/>
            <svg:desc/>
          </draw:page-thumbnail>
          <draw:frame draw:id="id210" presentation:style-name="a1405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2" draw:style-name="a1407" draw:master-page-name="Master1-Layout7-blank-Blank" presentation:presentation-page-layout-name="Master1-PPL7" draw:id="Slide-267">
        <draw:frame draw:id="id211" presentation:style-name="a1410" draw:name="Title 1" svg:x="0.80945in" svg:y="0.68622in" svg:width="9.41024in" svg:height="1.3811in" presentation:class="title" presentation:placeholder="false">
          <draw:text-box>
            <text:p text:style-name="a1409" text:class-names="" text:cond-style-name=""><text:span text:style-name="a1408" text:class-names="">Nested Loop Pseudocode</text:span></text:p>
          </draw:text-box>
          <svg:title/>
          <svg:desc/>
        </draw:frame>
        <draw:frame draw:id="id212" presentation:style-name="a1420" draw:name="Text Placeholder 2" svg:x="0.80945in" svg:y="2.29882in" svg:width="9.41024in" svg:height="5.67953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for (each outer tuple)<text:line-break/><text:tab/>for (each inner tuple)<text:line-break/><text:tab/><text:tab/>if (join condition is met)<text:line-break/><text:tab/><text:tab/><text:tab/>emit result row;<text:line-break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Outer or inner loop could be scanning output of some other join, or a base table. <text:s text:c="1"/>Base table scan could be using an index.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Cost is roughly proportional to product of table sizes – bad if BOTH are large.</text:span></text:p>
              </text:list-item>
            </text:list>
          </draw:text-box>
          <svg:title/>
          <svg:desc/>
        </draw:frame>
        <presentation:notes draw:style-name="a1423">
          <draw:page-thumbnail draw:page-number="12" svg:x="1.73785in" svg:y="1.10069in" svg:width="5.02257in" svg:height="3.7691in" presentation:class="page" draw:id="id213" presentation:style-name="a1421" draw:name="Slide Image Placeholder 1">
            <svg:title/>
            <svg:desc/>
          </draw:page-thumbnail>
          <draw:frame draw:id="id214" presentation:style-name="a14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3" draw:style-name="a1424" draw:master-page-name="Master1-Layout7-blank-Blank" presentation:presentation-page-layout-name="Master1-PPL7" draw:id="Slide-268">
        <draw:frame draw:id="id215" presentation:style-name="a1427" draw:name="Title 1" svg:x="0.80945in" svg:y="0.68622in" svg:width="9.41024in" svg:height="1.3811in" presentation:class="title" presentation:placeholder="false">
          <draw:text-box>
            <text:p text:style-name="a1426" text:class-names="" text:cond-style-name=""><text:span text:style-name="a1425" text:class-names="">Nested Loop Example #1</text:span></text:p>
          </draw:text-box>
          <svg:title/>
          <svg:desc/>
        </draw:frame>
        <draw:frame draw:id="id216" presentation:style-name="a1446" draw:name="Subtitle 2" svg:x="0.80945in" svg:y="2.29882in" svg:width="9.41024in" svg:height="5.21024in" presentation:class="subtitle" presentation:placeholder="false">
          <draw:text-box>
            <text:p text:style-name="a1429" text:class-names="" text:cond-style-name=""><text:span text:style-name="a1428" text:class-names="">SELECT * FROM foo, bar WHERE foo.x = bar.x<text:line-break/></text:span></text:p>
            <text:p text:style-name="a1431" text:class-names="" text:cond-style-name=""><text:span text:style-name="a1430" text:class-names=""><text:s text:c="1"/>Nested Loop</text:span></text:p>
            <text:p text:style-name="a1433" text:class-names="" text:cond-style-name=""><text:span text:style-name="a1432" text:class-names=""><text:s text:c="3"/>Join Filter: (foo.x = bar.x)</text:span></text:p>
            <text:p text:style-name="a1435" text:class-names="" text:cond-style-name=""><text:span text:style-name="a1434" text:class-names=""><text:s text:c="3"/>-&gt; <text:s text:c="1"/>Seq Scan on bar</text:span></text:p>
            <text:p text:style-name="a1437" text:class-names="" text:cond-style-name=""><text:span text:style-name="a1436" text:class-names=""><text:s text:c="3"/>-&gt; <text:s text:c="1"/>Materialize</text:span></text:p>
            <text:p text:style-name="a1439" text:class-names="" text:cond-style-name=""><text:span text:style-name="a1438" text:class-names=""><text:s text:c="9"/>-&gt; <text:s text:c="1"/>Seq Scan on foo</text:span></text:p>
            <text:p text:style-name="a1441" text:class-names="" text:cond-style-name=""><text:span text:style-name="a1440" text:class-names=""/></text:p>
            <text:p text:style-name="a1443" text:class-names="" text:cond-style-name=""><text:span text:style-name="a1442" text:class-names="">This might be very slow!</text:span></text:p>
            <text:p text:style-name="a1445" text:class-names="" text:cond-style-name=""><text:span text:style-name="a1444" text:class-names=""/></text:p>
          </draw:text-box>
          <svg:title/>
          <svg:desc/>
        </draw:frame>
        <presentation:notes draw:style-name="a1449">
          <draw:page-thumbnail draw:page-number="13" svg:x="1.73785in" svg:y="1.10069in" svg:width="5.02257in" svg:height="3.7691in" presentation:class="page" draw:id="id217" presentation:style-name="a1447" draw:name="Slide Image Placeholder 1">
            <svg:title/>
            <svg:desc/>
          </draw:page-thumbnail>
          <draw:frame draw:id="id218" presentation:style-name="a144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4" draw:style-name="a1450" draw:master-page-name="Master1-Layout7-blank-Blank" presentation:presentation-page-layout-name="Master1-PPL7" draw:id="Slide-269">
        <draw:frame draw:id="id219" presentation:style-name="a1453" draw:name="Title 1" svg:x="0.80945in" svg:y="0.68622in" svg:width="9.41024in" svg:height="1.3811in" presentation:class="title" presentation:placeholder="false">
          <draw:text-box>
            <text:p text:style-name="a1452" text:class-names="" text:cond-style-name=""><text:span text:style-name="a1451" text:class-names="">Nested Loop Example #2</text:span></text:p>
          </draw:text-box>
          <svg:title/>
          <svg:desc/>
        </draw:frame>
        <draw:frame draw:id="id220" presentation:style-name="a1470" draw:name="Subtitle 2" svg:x="0.80945in" svg:y="2.29882in" svg:width="9.41024in" svg:height="5.21024in" presentation:class="subtitle" presentation:placeholder="false">
          <draw:text-box>
            <text:p text:style-name="a1455" text:class-names="" text:cond-style-name=""><text:span text:style-name="a1454" text:class-names="">SELECT * FROM foo, bar WHERE foo.x = bar.x<text:line-break/></text:span></text:p>
            <text:p text:style-name="a1457" text:class-names="" text:cond-style-name=""><text:span text:style-name="a1456" text:class-names="">Nested Loop</text:span></text:p>
            <text:p text:style-name="a1459" text:class-names="" text:cond-style-name=""><text:span text:style-name="a1458" text:class-names=""><text:s text:c="3"/>-&gt; <text:s text:c="1"/>Seq Scan on foo</text:span></text:p>
            <text:p text:style-name="a1461" text:class-names="" text:cond-style-name=""><text:span text:style-name="a1460" text:class-names=""><text:s text:c="3"/>-&gt; <text:s text:c="1"/>Index Scan using bar_pkey on bar</text:span></text:p>
            <text:p text:style-name="a1463" text:class-names="" text:cond-style-name=""><text:span text:style-name="a1462" text:class-names=""><text:s text:c="9"/>Index Cond: (bar.x = foo.x)</text:span></text:p>
            <text:p text:style-name="a1465" text:class-names="" text:cond-style-name=""><text:span text:style-name="a1464" text:class-names=""/></text:p>
            <text:p text:style-name="a1467" text:class-names="" text:cond-style-name=""><text:span text:style-name="a1466" text:class-names="">Nested loop with inner index-scan! <text:s text:c="1"/>Much better... though probably still not the best plan.</text:span></text:p>
            <text:p text:style-name="a1469" text:class-names="" text:cond-style-name=""><text:span text:style-name="a1468" text:class-names=""/></text:p>
          </draw:text-box>
          <svg:title/>
          <svg:desc/>
        </draw:frame>
        <presentation:notes draw:style-name="a1473">
          <draw:page-thumbnail draw:page-number="14" svg:x="1.73785in" svg:y="1.10069in" svg:width="5.02257in" svg:height="3.7691in" presentation:class="page" draw:id="id221" presentation:style-name="a1471" draw:name="Slide Image Placeholder 1">
            <svg:title/>
            <svg:desc/>
          </draw:page-thumbnail>
          <draw:frame draw:id="id222" presentation:style-name="a147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5" draw:style-name="a1474" draw:master-page-name="Master1-Layout7-blank-Blank" presentation:presentation-page-layout-name="Master1-PPL7" draw:id="Slide-270">
        <draw:frame draw:id="id223" presentation:style-name="a1477" draw:name="Title 1" svg:x="0.80945in" svg:y="0.68622in" svg:width="9.41024in" svg:height="1.3811in" presentation:class="title" presentation:placeholder="false">
          <draw:text-box>
            <text:p text:style-name="a1476" text:class-names="" text:cond-style-name=""><text:span text:style-name="a1475" text:class-names="">Merge Join</text:span></text:p>
          </draw:text-box>
          <svg:title/>
          <svg:desc/>
        </draw:frame>
        <draw:frame draw:id="id224" presentation:style-name="a1490" draw:name="Text Placeholder 2" svg:x="0.80945in" svg:y="2.29882in" svg:width="9.41024in" svg:height="5.36969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8" text:class-names="">Only handles equality joins – something like a.x = b.x.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Put both input relations into sorted order (using sort or index scan) and scan through the two in parallel, matching up equal values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Normally visits each input tuple only once, but may need to “rescan” portions of the inner input if there are duplicate values in the outer input.</text:span></text:p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Take OUTER={1 2 2 3} and INNER={2 2 3 4}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93">
          <draw:page-thumbnail draw:page-number="15" svg:x="1.73785in" svg:y="1.10069in" svg:width="5.02257in" svg:height="3.7691in" presentation:class="page" draw:id="id225" presentation:style-name="a1491" draw:name="Slide Image Placeholder 1">
            <svg:title/>
            <svg:desc/>
          </draw:page-thumbnail>
          <draw:frame draw:id="id226" presentation:style-name="a149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6" draw:style-name="a1494" draw:master-page-name="Master1-Layout7-blank-Blank" presentation:presentation-page-layout-name="Master1-PPL7" draw:id="Slide-271">
        <draw:frame draw:id="id227" presentation:style-name="a1497" draw:name="Title 1" svg:x="0.80945in" svg:y="0.68622in" svg:width="9.41024in" svg:height="1.3811in" presentation:class="title" presentation:placeholder="false">
          <draw:text-box>
            <text:p text:style-name="a1496" text:class-names="" text:cond-style-name=""><text:span text:style-name="a1495" text:class-names="">Merge Join Example</text:span></text:p>
          </draw:text-box>
          <svg:title/>
          <svg:desc/>
        </draw:frame>
        <draw:frame draw:id="id228" presentation:style-name="a1520" draw:name="Subtitle 2" svg:x="0.55079in" svg:y="1.93504in" svg:width="9.91772in" svg:height="5.45827in" presentation:class="subtitle" presentation:placeholder="false">
          <draw:text-box>
            <text:p text:style-name="a1499" text:class-names="" text:cond-style-name=""><text:span text:style-name="a1498" text:class-names="">SELECT * FROM foo, bar WHERE foo.x = bar.x<text:line-break/></text:span></text:p>
            <text:p text:style-name="a1501" text:class-names="" text:cond-style-name=""><text:span text:style-name="a1500" text:class-names=""><text:s text:c="1"/>Merge Join</text:span></text:p>
            <text:p text:style-name="a1503" text:class-names="" text:cond-style-name=""><text:span text:style-name="a1502" text:class-names=""><text:s text:c="3"/>Merge Cond: (foo.x = bar.x)</text:span></text:p>
            <text:p text:style-name="a1505" text:class-names="" text:cond-style-name=""><text:span text:style-name="a1504" text:class-names=""><text:s text:c="3"/>-&gt; <text:s text:c="1"/>Sort</text:span></text:p>
            <text:p text:style-name="a1507" text:class-names="" text:cond-style-name=""><text:span text:style-name="a1506" text:class-names=""><text:s text:c="9"/>Sort Key: foo.x</text:span></text:p>
            <text:p text:style-name="a1509" text:class-names="" text:cond-style-name=""><text:span text:style-name="a1508" text:class-names=""><text:s text:c="9"/>-&gt; <text:s text:c="1"/>Seq Scan on foo</text:span></text:p>
            <text:p text:style-name="a1511" text:class-names="" text:cond-style-name=""><text:span text:style-name="a1510" text:class-names=""><text:s text:c="3"/>-&gt; <text:s text:c="1"/>Materialize</text:span></text:p>
            <text:p text:style-name="a1513" text:class-names="" text:cond-style-name=""><text:span text:style-name="a1512" text:class-names=""><text:s text:c="9"/>-&gt; <text:s text:c="1"/>Sort</text:span></text:p>
            <text:p text:style-name="a1515" text:class-names="" text:cond-style-name=""><text:span text:style-name="a1514" text:class-names=""><text:s text:c="15"/>Sort Key: bar.x</text:span></text:p>
            <text:p text:style-name="a1517" text:class-names="" text:cond-style-name=""><text:span text:style-name="a1516" text:class-names=""><text:s text:c="15"/>-&gt; <text:s text:c="1"/>Seq Scan on bar</text:span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3">
          <draw:page-thumbnail draw:page-number="16" svg:x="1.73785in" svg:y="1.10069in" svg:width="5.02257in" svg:height="3.7691in" presentation:class="page" draw:id="id229" presentation:style-name="a1521" draw:name="Slide Image Placeholder 1">
            <svg:title/>
            <svg:desc/>
          </draw:page-thumbnail>
          <draw:frame draw:id="id230" presentation:style-name="a15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7" draw:style-name="a1524" draw:master-page-name="Master1-Layout7-blank-Blank" presentation:presentation-page-layout-name="Master1-PPL7" draw:id="Slide-272">
        <draw:frame draw:id="id231" presentation:style-name="a1527" draw:name="Title 1" svg:x="0.80945in" svg:y="0.68622in" svg:width="9.41024in" svg:height="1.3811in" presentation:class="title" presentation:placeholder="false">
          <draw:text-box>
            <text:p text:style-name="a1526" text:class-names="" text:cond-style-name=""><text:span text:style-name="a1525" text:class-names="">Hash Join</text:span></text:p>
          </draw:text-box>
          <svg:title/>
          <svg:desc/>
        </draw:frame>
        <draw:frame draw:id="id232" presentation:style-name="a1540" draw:name="Text Placeholder 2" svg:x="0.80945in" svg:y="2.29882in" svg:width="9.41024in" svg:height="5.21024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Like merge join, only handles equality joins.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Hash each row from the inner relation to create a hash table. <text:s text:c="1"/>Then, hash each row from the outer relation and probe the hash table for matches.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Very fast – but requires enough memory to store inner tuples. <text:s text:c="1"/>Can get around this using multiple “batches”.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Not guaranteed to retain input ordering.</text:span></text:p>
              </text:list-item>
            </text:list>
          </draw:text-box>
          <svg:title/>
          <svg:desc/>
        </draw:frame>
        <presentation:notes draw:style-name="a1543">
          <draw:page-thumbnail draw:page-number="17" svg:x="1.73785in" svg:y="1.10069in" svg:width="5.02257in" svg:height="3.7691in" presentation:class="page" draw:id="id233" presentation:style-name="a1541" draw:name="Slide Image Placeholder 1">
            <svg:title/>
            <svg:desc/>
          </draw:page-thumbnail>
          <draw:frame draw:id="id234" presentation:style-name="a154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8" draw:style-name="a1544" draw:master-page-name="Master1-Layout7-blank-Blank" presentation:presentation-page-layout-name="Master1-PPL7" draw:id="Slide-273">
        <draw:frame draw:id="id235" presentation:style-name="a1547" draw:name="Title 1" svg:x="0.80945in" svg:y="0.68622in" svg:width="9.41024in" svg:height="1.3811in" presentation:class="title" presentation:placeholder="false">
          <draw:text-box>
            <text:p text:style-name="a1546" text:class-names="" text:cond-style-name=""><text:span text:style-name="a1545" text:class-names="">Hash Join Example</text:span></text:p>
          </draw:text-box>
          <svg:title/>
          <svg:desc/>
        </draw:frame>
        <draw:frame draw:id="id236" presentation:style-name="a1564" draw:name="Subtitle 2" svg:x="0.55079in" svg:y="1.93346in" svg:width="9.91772in" svg:height="5.45827in" presentation:class="subtitle" presentation:placeholder="false">
          <draw:text-box>
            <text:p text:style-name="a1549" text:class-names="" text:cond-style-name=""><text:span text:style-name="a1548" text:class-names="">SELECT * FROM foo, bar WHERE foo.x = bar.x</text:span></text:p>
            <text:p text:style-name="a1551" text:class-names="" text:cond-style-name=""><text:span text:style-name="a1550" text:class-names=""/></text:p>
            <text:p text:style-name="a1553" text:class-names="" text:cond-style-name=""><text:span text:style-name="a1552" text:class-names=""><text:s text:c="1"/>Hash Join</text:span></text:p>
            <text:p text:style-name="a1555" text:class-names="" text:cond-style-name=""><text:span text:style-name="a1554" text:class-names=""><text:s text:c="3"/>Hash Cond: (foo.x = bar.x)</text:span></text:p>
            <text:p text:style-name="a1557" text:class-names="" text:cond-style-name=""><text:span text:style-name="a1556" text:class-names=""><text:s text:c="3"/>-&gt; <text:s text:c="1"/>Seq Scan on foo</text:span></text:p>
            <text:p text:style-name="a1559" text:class-names="" text:cond-style-name=""><text:span text:style-name="a1558" text:class-names=""><text:s text:c="3"/>-&gt; <text:s text:c="1"/>Hash</text:span></text:p>
            <text:p text:style-name="a1561" text:class-names="" text:cond-style-name=""><text:span text:style-name="a1560" text:class-names=""><text:s text:c="9"/>-&gt; <text:s text:c="1"/>Seq Scan on bar</text:span></text:p>
            <text:p text:style-name="a1563" text:class-names="" text:cond-style-name=""><text:span text:style-name="a1562" text:class-names=""/></text:p>
          </draw:text-box>
          <svg:title/>
          <svg:desc/>
        </draw:frame>
        <presentation:notes draw:style-name="a1567">
          <draw:page-thumbnail draw:page-number="18" svg:x="1.73785in" svg:y="1.10069in" svg:width="5.02257in" svg:height="3.7691in" presentation:class="page" draw:id="id237" presentation:style-name="a1565" draw:name="Slide Image Placeholder 1">
            <svg:title/>
            <svg:desc/>
          </draw:page-thumbnail>
          <draw:frame draw:id="id238" presentation:style-name="a156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19" draw:style-name="a1568" draw:master-page-name="Master1-Layout7-blank-Blank" presentation:presentation-page-layout-name="Master1-PPL7" draw:id="Slide-274">
        <draw:frame draw:id="id239" presentation:style-name="a1571" draw:name="Title 1" svg:x="0.80945in" svg:y="0.68622in" svg:width="9.41024in" svg:height="1.3811in" presentation:class="title" presentation:placeholder="false">
          <draw:text-box>
            <text:p text:style-name="a1570" text:class-names="" text:cond-style-name=""><text:span text:style-name="a1569" text:class-names="">Join Removal</text:span></text:p>
          </draw:text-box>
          <svg:title/>
          <svg:desc/>
        </draw:frame>
        <draw:frame draw:id="id240" presentation:style-name="a1587" draw:name="Text Placeholder 2" svg:x="0.80945in" svg:y="2.29882in" svg:width="9.41024in" svg:height="5.21024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Upcoming 9.0 feature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Consider this query: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SELECT p.id, p.name FROM projects p<text:line-break/><text:tab/>LEFT JOIN person pm<text:line-break/><text:tab/><text:tab/>ON p.project_manager_id = pm.id;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If there is a unique index on person (id), then the join need not be performed at all.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Common scenario when using views.</text:span></text:p>
              </text:list-item>
            </text:list>
          </draw:text-box>
          <svg:title/>
          <svg:desc/>
        </draw:frame>
        <presentation:notes draw:style-name="a1590">
          <draw:page-thumbnail draw:page-number="19" svg:x="1.73785in" svg:y="1.10069in" svg:width="5.02257in" svg:height="3.7691in" presentation:class="page" draw:id="id241" presentation:style-name="a1588" draw:name="Slide Image Placeholder 1">
            <svg:title/>
            <svg:desc/>
          </draw:page-thumbnail>
          <draw:frame draw:id="id242" presentation:style-name="a1589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0" draw:style-name="a1591" draw:master-page-name="Master1-Layout7-blank-Blank" presentation:presentation-page-layout-name="Master1-PPL7" draw:id="Slide-275">
        <draw:frame draw:id="id243" presentation:style-name="a1594" draw:name="Title 1" svg:x="0.80945in" svg:y="0.68622in" svg:width="9.41024in" svg:height="1.3811in" presentation:class="title" presentation:placeholder="false">
          <draw:text-box>
            <text:p text:style-name="a1593" text:class-names="" text:cond-style-name=""><text:span text:style-name="a1592" text:class-names="">Join Reordering</text:span></text:p>
          </draw:text-box>
          <svg:title/>
          <svg:desc/>
        </draw:frame>
        <draw:frame draw:id="id244" presentation:style-name="a1604" draw:name="Text Placeholder 2" svg:x="0.80945in" svg:y="2.29882in" svg:width="9.41024in" svg:height="5.24134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SELECT * FROM foo<text:line-break/><text:tab/>JOIN bar ON foo.x = bar.x<text:line-break/><text:tab/>JOIN baz ON foo.y = baz.y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SELECT * FROM foo<text:line-break/><text:tab/>JOIN baz ON foo.y = baz.y<text:line-break/><text:tab/>JOIN bar ON foo.x = bar.x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SELECT * FROM foo<text:line-break/><text:tab/>JOIN (bar JOIN baz ON true)<text:line-break/><text:tab/><text:tab/>ON foo.x = bar.x AND foo.y = baz.y</text:span></text:p>
              </text:list-item>
            </text:list>
          </draw:text-box>
          <svg:title/>
          <svg:desc/>
        </draw:frame>
        <presentation:notes draw:style-name="a1607">
          <draw:page-thumbnail draw:page-number="20" svg:x="1.73785in" svg:y="1.10069in" svg:width="5.02257in" svg:height="3.7691in" presentation:class="page" draw:id="id245" presentation:style-name="a1605" draw:name="Slide Image Placeholder 1">
            <svg:title/>
            <svg:desc/>
          </draw:page-thumbnail>
          <draw:frame draw:id="id246" presentation:style-name="a160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1" draw:style-name="a1608" draw:master-page-name="Master1-Layout7-blank-Blank" presentation:presentation-page-layout-name="Master1-PPL7" draw:id="Slide-276">
        <draw:frame draw:id="id247" presentation:style-name="a1611" draw:name="Title 1" svg:x="0.80945in" svg:y="0.68622in" svg:width="9.41024in" svg:height="1.3811in" presentation:class="title" presentation:placeholder="false">
          <draw:text-box>
            <text:p text:style-name="a1610" text:class-names="" text:cond-style-name=""><text:span text:style-name="a1609" text:class-names="">EXPLAIN Estimates</text:span></text:p>
          </draw:text-box>
          <svg:title/>
          <svg:desc/>
        </draw:frame>
        <draw:frame draw:id="id248" presentation:style-name="a1632" draw:name="Subtitle 2" svg:x="0.80945in" svg:y="2.29843in" svg:width="9.41024in" svg:height="5.21024in" presentation:class="subtitle" presentation:placeholder="false">
          <draw:text-box>
            <text:p text:style-name="a1613" text:class-names="" text:cond-style-name=""><text:span text:style-name="a1612" text:class-names=""><text:s text:c="1"/>Hash Join <text:s text:c="1"/>(cost=8.28..404.52 rows=9000 width=118)</text:span></text:p>
            <text:p text:style-name="a1615" text:class-names="" text:cond-style-name=""><text:span text:style-name="a1614" text:class-names=""><text:s text:c="3"/>Hash Cond: (foo.x = bar.x)</text:span></text:p>
            <text:p text:style-name="a1617" text:class-names="" text:cond-style-name=""><text:span text:style-name="a1616" text:class-names=""><text:s text:c="3"/>-&gt; <text:s text:c="1"/>Hash Join <text:s text:c="1"/>(cost=3.02..275.52 rows=9000 width=12)</text:span></text:p>
            <text:p text:style-name="a1619" text:class-names="" text:cond-style-name=""><text:span text:style-name="a1618" text:class-names=""><text:s text:c="9"/>Hash Cond: (foo.y = baz.y)</text:span></text:p>
            <text:p text:style-name="a1621" text:class-names="" text:cond-style-name=""><text:span text:style-name="a1620" text:class-names=""><text:s text:c="9"/>-&gt; <text:s text:c="1"/>Seq Scan on foo <text:s text:c="1"/>(cost=0.00..145.00 rows=10000 width=8)</text:span></text:p>
            <text:p text:style-name="a1623" text:class-names="" text:cond-style-name=""><text:span text:style-name="a1622" text:class-names=""><text:s text:c="9"/>-&gt; <text:s text:c="1"/>Hash <text:s text:c="1"/>(cost=1.90..1.90 rows=90 width=4)</text:span></text:p>
            <text:p text:style-name="a1625" text:class-names="" text:cond-style-name=""><text:span text:style-name="a1624" text:class-names=""><text:s text:c="15"/>-&gt; <text:s text:c="1"/>Seq Scan on baz <text:s text:c="1"/>(cost=0.00..1.90 rows=90 width=4)</text:span></text:p>
            <text:p text:style-name="a1627" text:class-names="" text:cond-style-name=""><text:span text:style-name="a1626" text:class-names=""><text:s text:c="3"/>-&gt; <text:s text:c="1"/>Hash <text:s text:c="1"/>(cost=4.00..4.00 rows=100 width=106)</text:span></text:p>
            <text:p text:style-name="a1629" text:class-names="" text:cond-style-name=""><text:span text:style-name="a1628" text:class-names=""><text:s text:c="9"/>-&gt; <text:s text:c="1"/>Seq Scan on bar <text:s text:c="1"/>(cost=0.00..4.00 rows=100 width=106)</text:span></text:p>
            <text:p text:style-name="a1631" text:class-names="" text:cond-style-name=""><text:span text:style-name="a1630" text:class-names=""/></text:p>
          </draw:text-box>
          <svg:title/>
          <svg:desc/>
        </draw:frame>
        <presentation:notes draw:style-name="a1635">
          <draw:page-thumbnail draw:page-number="21" svg:x="1.73785in" svg:y="1.10069in" svg:width="5.02257in" svg:height="3.7691in" presentation:class="page" draw:id="id249" presentation:style-name="a1633" draw:name="Slide Image Placeholder 1">
            <svg:title/>
            <svg:desc/>
          </draw:page-thumbnail>
          <draw:frame draw:id="id250" presentation:style-name="a163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2" draw:style-name="a1636" draw:master-page-name="Master1-Layout7-blank-Blank" presentation:presentation-page-layout-name="Master1-PPL7" draw:id="Slide-277">
        <draw:frame draw:id="id251" presentation:style-name="a1639" draw:name="Title 1" svg:x="0.80945in" svg:y="0.68622in" svg:width="9.41024in" svg:height="1.3811in" presentation:class="title" presentation:placeholder="false">
          <draw:text-box>
            <text:p text:style-name="a1638" text:class-names="" text:cond-style-name=""><text:span text:style-name="a1637" text:class-names="">EXPLAIN ANALYZE</text:span></text:p>
          </draw:text-box>
          <svg:title/>
          <svg:desc/>
        </draw:frame>
        <draw:frame draw:id="id252" presentation:style-name="a1674" draw:name="Subtitle 2" svg:x="0.80945in" svg:y="2.29882in" svg:width="9.41024in" svg:height="5.21024in" presentation:class="subtitle" presentation:placeholder="false">
          <draw:text-box>
            <text:p text:style-name="a1641" text:class-names="" text:cond-style-name=""><text:span text:style-name="a1640" text:class-names=""><text:s text:c="1"/>Hash Join <text:s text:c="1"/>(cost=8.28..404.52 rows=9000 width=118)</text:span></text:p>
            <text:p text:style-name="a1643" text:class-names="" text:cond-style-name=""><text:span text:style-name="a1642" text:class-names=""><text:tab/>(actual time=0.743..51.582 rows=9000 loops=1)</text:span></text:p>
            <text:p text:style-name="a1645" text:class-names="" text:cond-style-name=""><text:span text:style-name="a1644" text:class-names=""><text:s text:c="3"/>Hash Cond: (foo.x = bar.x)</text:span></text:p>
            <text:p text:style-name="a1647" text:class-names="" text:cond-style-name=""><text:span text:style-name="a1646" text:class-names=""><text:s text:c="3"/>-&gt; <text:s text:c="1"/>Hash Join <text:s text:c="1"/>(cost=3.02..275.52 rows=9000 width=12)</text:span></text:p>
            <text:p text:style-name="a1649" text:class-names="" text:cond-style-name=""><text:span text:style-name="a1648" text:class-names=""><text:tab/><text:tab/>(actual time=0.368..30.964 rows=9000 loops=1)</text:span></text:p>
            <text:p text:style-name="a1651" text:class-names="" text:cond-style-name=""><text:span text:style-name="a1650" text:class-names=""><text:s text:c="9"/>Hash Cond: (foo.y = baz.y)</text:span></text:p>
            <text:p text:style-name="a1653" text:class-names="" text:cond-style-name=""><text:span text:style-name="a1652" text:class-names=""><text:s text:c="9"/>-&gt; <text:s text:c="1"/>Seq Scan on foo <text:s text:c="1"/>(cost=0.00..145.00 rows=10000 width=8) <text:tab/><text:tab/><text:tab/><text:tab/>(actual time=0.021..9.908 rows=10000 loops=1)</text:span></text:p>
            <text:p text:style-name="a1655" text:class-names="" text:cond-style-name=""><text:span text:style-name="a1654" text:class-names=""><text:s text:c="9"/>-&gt; <text:s text:c="1"/>Hash <text:s text:c="1"/>(cost=1.90..1.90 rows=90 width=4)</text:span></text:p>
            <text:p text:style-name="a1657" text:class-names="" text:cond-style-name=""><text:span text:style-name="a1656" text:class-names=""><text:tab/><text:tab/><text:tab/><text:tab/>(actual time=0.280..0.280 rows=90 loops=1)</text:span></text:p>
            <text:p text:style-name="a1659" text:class-names="" text:cond-style-name=""><text:span text:style-name="a1658" text:class-names=""><text:s text:c="15"/>Buckets: 1024 <text:s text:c="1"/>Batches: 1 <text:s text:c="1"/>Memory Usage: 4kB</text:span></text:p>
            <text:p text:style-name="a1661" text:class-names="" text:cond-style-name=""><text:span text:style-name="a1660" text:class-names=""><text:s text:c="15"/>-&gt; <text:s text:c="1"/>Seq Scan on baz <text:s text:c="1"/>(cost=0.00..1.90 rows=90 width=4) <text:tab/><text:tab/><text:tab/><text:tab/><text:tab/>(actual time=0.010..0.138 rows=90 loops=1)</text:span></text:p>
            <text:p text:style-name="a1663" text:class-names="" text:cond-style-name=""><text:span text:style-name="a1662" text:class-names=""><text:s text:c="3"/>-&gt; <text:s text:c="1"/>Hash <text:s text:c="1"/>(cost=4.00..4.00 rows=100 width=106)</text:span></text:p>
            <text:p text:style-name="a1665" text:class-names="" text:cond-style-name=""><text:span text:style-name="a1664" text:class-names=""><text:tab/><text:tab/><text:tab/>(actual time=0.354..0.354 rows=100 loops=1)</text:span></text:p>
            <text:p text:style-name="a1667" text:class-names="" text:cond-style-name=""><text:span text:style-name="a1666" text:class-names=""><text:s text:c="9"/>Buckets: 1024 <text:s text:c="1"/>Batches: 1 <text:s text:c="1"/>Memory Usage: 14kB</text:span></text:p>
            <text:p text:style-name="a1669" text:class-names="" text:cond-style-name=""><text:span text:style-name="a1668" text:class-names=""><text:s text:c="9"/>-&gt; <text:s text:c="1"/>Seq Scan on bar <text:s text:c="1"/>(cost=0.00..4.00 rows=100 width=106) <text:tab/><text:tab/><text:tab/><text:tab/>(actual time=0.007..0.167 rows=100 loops=1)</text:span></text:p>
            <text:p text:style-name="a1671" text:class-names="" text:cond-style-name=""><text:span text:style-name="a1670" text:class-names=""><text:s text:c="1"/>Total runtime: 59.376 ms</text:span></text:p>
            <text:p text:style-name="a1673" text:class-names="" text:cond-style-name=""><text:span text:style-name="a1672" text:class-names=""/></text:p>
          </draw:text-box>
          <svg:title/>
          <svg:desc/>
        </draw:frame>
        <presentation:notes draw:style-name="a1677">
          <draw:page-thumbnail draw:page-number="22" svg:x="1.73785in" svg:y="1.10069in" svg:width="5.02257in" svg:height="3.7691in" presentation:class="page" draw:id="id253" presentation:style-name="a1675" draw:name="Slide Image Placeholder 1">
            <svg:title/>
            <svg:desc/>
          </draw:page-thumbnail>
          <draw:frame draw:id="id254" presentation:style-name="a1676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3" draw:style-name="a1678" draw:master-page-name="Master1-Layout7-blank-Blank" presentation:presentation-page-layout-name="Master1-PPL7" draw:id="Slide-278">
        <draw:frame draw:id="id255" presentation:style-name="a1681" draw:name="Title 1" svg:x="0.80945in" svg:y="0.68622in" svg:width="9.41024in" svg:height="1.3811in" presentation:class="title" presentation:placeholder="false">
          <draw:text-box>
            <text:p text:style-name="a1680" text:class-names="" text:cond-style-name=""><text:span text:style-name="a1679" text:class-names="">Not The Same Thing!</text:span></text:p>
          </draw:text-box>
          <svg:title/>
          <svg:desc/>
        </draw:frame>
        <draw:frame draw:id="id256" presentation:style-name="a1688" draw:name="Text Placeholder 2" svg:x="0.80945in" svg:y="2.29882in" svg:width="9.41024in" svg:height="5.21024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SELECT * FROM<text:line-break/><text:tab/>(foo JOIN bar ON foo.x = bar.x)<text:line-break/><text:tab/>LEFT JOIN baz ON foo.y = baz.y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SELECT * FROM<text:line-break/><text:tab/>(foo LEFT JOIN baz ON foo.y = baz.y)<text:line-break/><text:tab/>JOIN bar ON foo.x = bar.x</text:span></text:p>
              </text:list-item>
            </text:list>
          </draw:text-box>
          <svg:title/>
          <svg:desc/>
        </draw:frame>
        <presentation:notes draw:style-name="a1691">
          <draw:page-thumbnail draw:page-number="23" svg:x="1.73785in" svg:y="1.10069in" svg:width="5.02257in" svg:height="3.7691in" presentation:class="page" draw:id="id257" presentation:style-name="a1689" draw:name="Slide Image Placeholder 1">
            <svg:title/>
            <svg:desc/>
          </draw:page-thumbnail>
          <draw:frame draw:id="id258" presentation:style-name="a1690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4" draw:style-name="a1692" draw:master-page-name="Master1-Layout7-blank-Blank" presentation:presentation-page-layout-name="Master1-PPL7" draw:id="Slide-279">
        <draw:frame draw:id="id259" presentation:style-name="a1695" draw:name="Title 1" svg:x="0.80945in" svg:y="0.68622in" svg:width="9.41024in" svg:height="1.3811in" presentation:class="title" presentation:placeholder="false">
          <draw:text-box>
            <text:p text:style-name="a1694" text:class-names="" text:cond-style-name=""><text:span text:style-name="a1693" text:class-names="">Review of Join Planning</text:span></text:p>
          </draw:text-box>
          <svg:title/>
          <svg:desc/>
        </draw:frame>
        <draw:frame draw:id="id260" presentation:style-name="a1720" draw:name="Text Placeholder 2" svg:x="0.80945in" svg:y="2.29882in" svg:width="9.41024in" svg:height="5.21024in" presentation:class="outline" presentation:placeholder="false">
          <draw:text-box>
            <text:list text:style-name="a1698">
              <text:list-item>
                <text:p text:style-name="a1697" text:class-names="" text:cond-style-name=""><text:span text:style-name="a1696" text:class-names="">Join Order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Join Strategy</text:span></text:p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>Nested loop</text:span></text:p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5" text:class-names="">Nested loop with inner index-scan</text:span></text:p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p text:style-name="a1709" text:class-names="" text:cond-style-name=""><text:span text:style-name="a1708" text:class-names="">Merge join</text:span></text:p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Hash join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4" text:class-names="">Join removal</text:span></text:p>
                  </text:list-item>
                </text:list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Inner vs. outer</text:span></text:p>
              </text:list-item>
            </text:list>
          </draw:text-box>
          <svg:title/>
          <svg:desc/>
        </draw:frame>
        <presentation:notes draw:style-name="a1723">
          <draw:page-thumbnail draw:page-number="24" svg:x="1.73785in" svg:y="1.10069in" svg:width="5.02257in" svg:height="3.7691in" presentation:class="page" draw:id="id261" presentation:style-name="a1721" draw:name="Slide Image Placeholder 1">
            <svg:title/>
            <svg:desc/>
          </draw:page-thumbnail>
          <draw:frame draw:id="id262" presentation:style-name="a1722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5" draw:style-name="a1724" draw:master-page-name="Master1-Layout7-blank-Blank" presentation:presentation-page-layout-name="Master1-PPL7" draw:id="Slide-280">
        <draw:frame draw:id="id263" presentation:style-name="a1727" draw:name="Title 1" svg:x="0.80945in" svg:y="0.68622in" svg:width="9.41024in" svg:height="1.3811in" presentation:class="title" presentation:placeholder="false">
          <draw:text-box>
            <text:p text:style-name="a1726" text:class-names="" text:cond-style-name=""><text:span text:style-name="a1725" text:class-names="">Aggregates and DISTINCT</text:span></text:p>
          </draw:text-box>
          <svg:title/>
          <svg:desc/>
        </draw:frame>
        <draw:frame draw:id="id264" presentation:style-name="a1746" draw:name="Text Placeholder 2" svg:x="0.80945in" svg:y="2.29882in" svg:width="9.41024in" svg:height="5.34213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Plain aggregate.</text:span></text:p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e.g. SELECT count(*) FROM foo;</text:span></text:p>
                  </text:list-item>
                </text:list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Sorted aggregate.</text:span></text:p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>Sort the data (or use pre-sorted data); when you see a new value, aggregate the prior group.</text:span></text:p>
                  </text:list-item>
                </text:list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Hashed aggregate.</text:span></text:p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Insert each input row into a hash table based on the grouping columns; at the end, aggregate all the group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49">
          <draw:page-thumbnail draw:page-number="25" svg:x="1.73785in" svg:y="1.10069in" svg:width="5.02257in" svg:height="3.7691in" presentation:class="page" draw:id="id265" presentation:style-name="a1747" draw:name="Slide Image Placeholder 1">
            <svg:title/>
            <svg:desc/>
          </draw:page-thumbnail>
          <draw:frame draw:id="id266" presentation:style-name="a174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6" draw:style-name="a1750" draw:master-page-name="Master1-Layout7-blank-Blank" presentation:presentation-page-layout-name="Master1-PPL7" draw:id="Slide-281">
        <draw:frame draw:id="id267" presentation:style-name="a1753" draw:name="Title 1" svg:x="0.80945in" svg:y="0.68622in" svg:width="9.41024in" svg:height="1.3811in" presentation:class="title" presentation:placeholder="false">
          <draw:text-box>
            <text:p text:style-name="a1752" text:class-names="" text:cond-style-name=""><text:span text:style-name="a1751" text:class-names="">Statistics</text:span></text:p>
          </draw:text-box>
          <svg:title/>
          <svg:desc/>
        </draw:frame>
        <draw:frame draw:id="id268" presentation:style-name="a1769" draw:name="Text Placeholder 2" svg:x="0.80945in" svg:y="2.29882in" svg:width="9.41024in" svg:height="5.21024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All of the decisions discussed earlier in this talk are made using statistics.</text:span></text:p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Seq scan vs. index scan vs. bitmap index scan</text:span></text:p>
                  </text:list-item>
                </text:list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Nested loop vs. merge join vs. hash join</text:span></text:p>
                  </text:list-item>
                </text:list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ANALYZE (manual or via autovacuum) gathers this information.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You must have good statistics or you will get bad plans!</text:span></text:p>
              </text:list-item>
            </text:list>
          </draw:text-box>
          <svg:title/>
          <svg:desc/>
        </draw:frame>
        <presentation:notes draw:style-name="a1772">
          <draw:page-thumbnail draw:page-number="26" svg:x="1.73785in" svg:y="1.10069in" svg:width="5.02257in" svg:height="3.7691in" presentation:class="page" draw:id="id269" presentation:style-name="a1770" draw:name="Slide Image Placeholder 1">
            <svg:title/>
            <svg:desc/>
          </draw:page-thumbnail>
          <draw:frame draw:id="id270" presentation:style-name="a1771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7" draw:style-name="a1773" draw:master-page-name="Master1-Layout7-blank-Blank" presentation:presentation-page-layout-name="Master1-PPL7" draw:id="Slide-282">
        <draw:frame draw:id="id271" presentation:style-name="a1776" draw:name="Title 1" svg:x="0.80945in" svg:y="0.68622in" svg:width="9.41024in" svg:height="1.3811in" presentation:class="title" presentation:placeholder="false">
          <draw:text-box>
            <text:p text:style-name="a1775" text:class-names="" text:cond-style-name=""><text:span text:style-name="a1774" text:class-names="">Confusing The Planner</text:span></text:p>
          </draw:text-box>
          <svg:title/>
          <svg:desc/>
        </draw:frame>
        <draw:frame draw:id="id272" presentation:style-name="a1792" draw:name="Text Placeholder 2" svg:x="0.80945in" svg:y="2.29882in" svg:width="9.41024in" svg:height="5.21024in" presentation:class="outline" presentation:placeholder="false">
          <draw:text-box>
            <text:list text:style-name="a1779">
              <text:list-item>
                <text:p text:style-name="a1778" text:class-names="" text:cond-style-name=""><text:span text:style-name="a1777" text:class-names="">SELECT * FROM foo WHERE a = 1 AND b = 1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If 20% of the rows have a = 1 and 10% of the rows have b = 1, the planner will assume that 20% * 10% = 2% of the rows meet both criteria.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SELECT * FROM foo WHERE (a + 0) = a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Planner doesn't have a clue, so will assume 0.5% of rows will match.</text:span></text:p>
              </text:list-item>
            </text:list>
          </draw:text-box>
          <svg:title/>
          <svg:desc/>
        </draw:frame>
        <presentation:notes draw:style-name="a1795">
          <draw:page-thumbnail draw:page-number="27" svg:x="1.73785in" svg:y="1.10069in" svg:width="5.02257in" svg:height="3.7691in" presentation:class="page" draw:id="id273" presentation:style-name="a1793" draw:name="Slide Image Placeholder 1">
            <svg:title/>
            <svg:desc/>
          </draw:page-thumbnail>
          <draw:frame draw:id="id274" presentation:style-name="a1794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8" draw:style-name="a1796" draw:master-page-name="Master1-Layout7-blank-Blank" presentation:presentation-page-layout-name="Master1-PPL7" draw:id="Slide-283">
        <draw:frame draw:id="id275" presentation:style-name="a1799" draw:name="Title 1" svg:x="0.80945in" svg:y="0.68622in" svg:width="9.41024in" svg:height="1.3811in" presentation:class="title" presentation:placeholder="false">
          <draw:text-box>
            <text:p text:style-name="a1798" text:class-names="" text:cond-style-name=""><text:span text:style-name="a1797" text:class-names="">What Could Go Wrong?</text:span></text:p>
          </draw:text-box>
          <svg:title/>
          <svg:desc/>
        </draw:frame>
        <draw:frame draw:id="id276" presentation:style-name="a1813" draw:name="Text Placeholder 2" svg:x="0.80945in" svg:y="2.29882in" svg:width="9.41024in" svg:height="5.77992in" presentation:class="outline" presentation:placeholder="false">
          <draw:text-box>
            <text:list text:style-name="a1804">
              <text:list-item>
                <text:p text:style-name="a1803" text:class-names="" text:cond-style-name=""><text:span text:style-name="a1800" text:class-names="">If the planner<text:s text:c="1"/></text:span><text:span text:style-name="a1801" text:class-names="">underestimates</text:span><text:span text:style-name="a1802" text:class-names=""><text:s text:c="1"/>the row count, it may choose an index scan instead of a sequential scan, or a nested loop instead of a hash or merge join.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5" text:class-names="">If the planner<text:s text:c="1"/></text:span><text:span text:style-name="a1806" text:class-names="">overestimates</text:span><text:span text:style-name="a1807" text:class-names=""><text:s text:c="1"/>the row count, it may choose a sequential scan instead of an index scan, or a merge or hash join instead of a nested loop.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Small values for LIMIT tilt the planner toward fast-start plans and magnify the effect of bad estimates.</text:span></text:p>
              </text:list-item>
            </text:list>
          </draw:text-box>
          <svg:title/>
          <svg:desc/>
        </draw:frame>
        <presentation:notes draw:style-name="a1816">
          <draw:page-thumbnail draw:page-number="28" svg:x="1.73785in" svg:y="1.10069in" svg:width="5.02257in" svg:height="3.7691in" presentation:class="page" draw:id="id277" presentation:style-name="a1814" draw:name="Slide Image Placeholder 1">
            <svg:title/>
            <svg:desc/>
          </draw:page-thumbnail>
          <draw:frame draw:id="id278" presentation:style-name="a1815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29" draw:style-name="a1817" draw:master-page-name="Master1-Layout7-blank-Blank" presentation:presentation-page-layout-name="Master1-PPL7" draw:id="Slide-284">
        <draw:frame draw:id="id279" presentation:style-name="a1820" draw:name="Title 1" svg:x="0.80945in" svg:y="0.68622in" svg:width="9.41024in" svg:height="1.3811in" presentation:class="title" presentation:placeholder="false">
          <draw:text-box>
            <text:p text:style-name="a1819" text:class-names="" text:cond-style-name=""><text:span text:style-name="a1818" text:class-names="">Query Planner Parameters</text:span></text:p>
          </draw:text-box>
          <svg:title/>
          <svg:desc/>
        </draw:frame>
        <draw:frame draw:id="id280" presentation:style-name="a1836" draw:name="Text Placeholder 2" svg:x="0.80945in" svg:y="2.02323in" svg:width="9.41024in" svg:height="5.95866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seq_page_cost (1.0), random_page_cost (4.0) – Reduce these costs to account for caching effects. If database is fully cached, try 0.005.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default_statistics_target (10 or 100) – Level of detail for statistics gathering. <text:s text:c="1"/>Can also be overridden on a per-column basis.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enable_hashjoin, enable_sort, etc. - Just for testing.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work_mem – Amount of memory per sort or hash.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from_collapse_limit, join_collapse_limit, geqo_threshold – Sometimes need to be raised, but be careful!</text:span></text:p>
              </text:list-item>
            </text:list>
          </draw:text-box>
          <svg:title/>
          <svg:desc/>
        </draw:frame>
        <presentation:notes draw:style-name="a1839">
          <draw:page-thumbnail draw:page-number="29" svg:x="1.73785in" svg:y="1.10069in" svg:width="5.02257in" svg:height="3.7691in" presentation:class="page" draw:id="id281" presentation:style-name="a1837" draw:name="Slide Image Placeholder 1">
            <svg:title/>
            <svg:desc/>
          </draw:page-thumbnail>
          <draw:frame draw:id="id282" presentation:style-name="a183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0" draw:style-name="a1840" draw:master-page-name="Master1-Layout7-blank-Blank" presentation:presentation-page-layout-name="Master1-PPL7" draw:id="Slide-285">
        <draw:frame draw:id="id283" presentation:style-name="a1843" draw:name="Title 1" svg:x="0.80945in" svg:y="0.68622in" svg:width="9.41024in" svg:height="1.3811in" presentation:class="title" presentation:placeholder="false">
          <draw:text-box>
            <text:p text:style-name="a1842" text:class-names="" text:cond-style-name=""><text:span text:style-name="a1841" text:class-names="">Things That Are Slow</text:span></text:p>
          </draw:text-box>
          <svg:title/>
          <svg:desc/>
        </draw:frame>
        <draw:frame draw:id="id284" presentation:style-name="a1856" draw:name="Text Placeholder 2" svg:x="0.80945in" svg:y="2.29882in" svg:width="9.41024in" svg:height="5.21024in" presentation:class="outline" presentation:placeholder="false">
          <draw:text-box>
            <text:list text:style-name="a1846">
              <text:list-item>
                <text:p text:style-name="a1845" text:class-names="" text:cond-style-name=""><text:span text:style-name="a1844" text:class-names="">DISTINCT.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7" text:class-names="">PL/pgsql loops.<text:line-break/><text:tab/></text:span><text:span text:style-name="a1848" text:class-names="">FOR x IN SELECT ... LOOP SELECT ... END LOOP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1" text:class-names="">Repeated calls to SQL or PL/pgsql functions.<text:line-break/><text:tab/></text:span><text:span text:style-name="a1852" text:class-names="">SELECT id, some_function(id) FROM table;</text:span><text:span text:style-name="a1853" text:class-names=""><text:line-break/></text:span></text:p>
              </text:list-item>
            </text:list>
          </draw:text-box>
          <svg:title/>
          <svg:desc/>
        </draw:frame>
        <presentation:notes draw:style-name="a1859">
          <draw:page-thumbnail draw:page-number="30" svg:x="1.73785in" svg:y="1.10069in" svg:width="5.02257in" svg:height="3.7691in" presentation:class="page" draw:id="id285" presentation:style-name="a1857" draw:name="Slide Image Placeholder 1">
            <svg:title/>
            <svg:desc/>
          </draw:page-thumbnail>
          <draw:frame draw:id="id286" presentation:style-name="a1858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1" draw:style-name="a1860" draw:master-page-name="Master1-Layout7-blank-Blank" presentation:presentation-page-layout-name="Master1-PPL7" draw:id="Slide-286">
        <draw:frame draw:id="id287" presentation:style-name="a1863" draw:name="Title 1" svg:x="0.80945in" svg:y="0.68622in" svg:width="9.41024in" svg:height="1.3811in" presentation:class="title" presentation:placeholder="false">
          <draw:text-box>
            <text:p text:style-name="a1862" text:class-names="" text:cond-style-name=""><text:span text:style-name="a1861" text:class-names="">Upcoming Features</text:span></text:p>
          </draw:text-box>
          <svg:title/>
          <svg:desc/>
        </draw:frame>
        <draw:frame draw:id="id288" presentation:style-name="a1879" draw:name="Text Placeholder 2" svg:x="0.80945in" svg:y="2.29882in" svg:width="9.41024in" svg:height="5.21024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4" text:class-names="">Join removal (right now just for LEFT joins).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Machine-readable EXPLAIN output.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Hash statistics.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Better model for Materialize costs.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Improved use of indices to handle MIN(x), MAX(x), and x IS NOT NULL.</text:span></text:p>
              </text:list-item>
            </text:list>
          </draw:text-box>
          <svg:title/>
          <svg:desc/>
        </draw:frame>
        <presentation:notes draw:style-name="a1882">
          <draw:page-thumbnail draw:page-number="31" svg:x="1.73785in" svg:y="1.10069in" svg:width="5.02257in" svg:height="3.7691in" presentation:class="page" draw:id="id289" presentation:style-name="a1880" draw:name="Slide Image Placeholder 1">
            <svg:title/>
            <svg:desc/>
          </draw:page-thumbnail>
          <draw:frame draw:id="id290" presentation:style-name="a1881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draw:page draw:name="page32" draw:style-name="a1883" draw:master-page-name="Master1-Layout7-blank-Blank" presentation:presentation-page-layout-name="Master1-PPL7" draw:id="Slide-287">
        <draw:frame draw:id="id291" presentation:style-name="a1886" draw:name="Title 1" svg:x="0.80945in" svg:y="0.68622in" svg:width="9.41024in" svg:height="1.3811in" presentation:class="title" presentation:placeholder="false">
          <draw:text-box>
            <text:p text:style-name="a1885" text:class-names="" text:cond-style-name=""><text:span text:style-name="a1884" text:class-names="">Questions?</text:span></text:p>
          </draw:text-box>
          <svg:title/>
          <svg:desc/>
        </draw:frame>
        <draw:frame draw:id="id292" presentation:style-name="a1891" draw:name="Subtitle 2" svg:x="0.80945in" svg:y="2.29882in" svg:width="9.41024in" svg:height="5.21024in" presentation:class="subtitle" presentation:placeholder="false">
          <draw:text-box>
            <text:p text:style-name="a1888" text:class-names="" text:cond-style-name=""><text:span text:style-name="a1887" text:class-names="">Any questions?</text:span></text:p>
            <text:p text:style-name="a1890" text:class-names="" text:cond-style-name=""><text:span text:style-name="a1889" text:class-names=""/></text:p>
          </draw:text-box>
          <svg:title/>
          <svg:desc/>
        </draw:frame>
        <presentation:notes draw:style-name="a1894">
          <draw:page-thumbnail draw:page-number="32" svg:x="1.73785in" svg:y="1.10069in" svg:width="5.02257in" svg:height="3.7691in" presentation:class="page" draw:id="id293" presentation:style-name="a1892" draw:name="Slide Image Placeholder 1">
            <svg:title/>
            <svg:desc/>
          </draw:page-thumbnail>
          <draw:frame draw:id="id294" presentation:style-name="a1893" draw:name="Notes Placeholder 2" svg:x="1.29606in" svg:y="5.23583in" svg:width="5.91339in" svg:height="4.1846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</style:presentation-page-layout>
    <style:presentation-page-layout style:name="Master1-PPL2" style:display-name="Title and Content">
      <presentation:placeholder presentation:object="title" svg:x="0.80945in" svg:y="0.68622in" svg:width="9.41024in" svg:height="1.38071in"/>
      <presentation:placeholder presentation:object="object" svg:x="0.80945in" svg:y="2.29882in" svg:width="9.41024in" svg:height="5.20984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</style:presentation-page-layout>
    <style:presentation-page-layout style:name="Master1-PPL4" style:display-name="Two Content">
      <presentation:placeholder presentation:object="title" svg:x="0.80945in" svg:y="0.68622in" svg:width="9.41024in" svg:height="1.38071in"/>
      <presentation:placeholder presentation:object="object" svg:x="0.80903in" svg:y="2.29861in" svg:width="4.62153in" svg:height="5.21007in"/>
      <presentation:placeholder presentation:object="object" svg:x="5.59722in" svg:y="2.29861in" svg:width="4.62326in" svg:height="5.21007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</style:presentation-page-layout>
    <style:presentation-page-layout style:name="Master1-PPL6" style:display-name="Title Only">
      <presentation:placeholder presentation:object="title" svg:x="0.80945in" svg:y="0.68622in" svg:width="9.41024in" svg:height="1.3807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</style:presentation-page-layout>
    <style:presentation-page-layout style:name="Master1-PPL10" style:display-name="Title and Vertical Text">
      <presentation:placeholder presentation:object="title" svg:x="0.80945in" svg:y="0.68622in" svg:width="9.41024in" svg:height="1.38071in"/>
      <presentation:placeholder presentation:object="outline" svg:x="0.80945in" svg:y="2.29882in" svg:width="9.41024in" svg:height="5.20984in"/>
    </style:presentation-page-layout>
    <style:presentation-page-layout style:name="Master1-PPL11" style:display-name="Vertical Title and Text">
      <presentation:placeholder presentation:object="title" svg:x="7.86806in" svg:y="0.68576in" svg:width="2.35243in" svg:height="6.82292in"/>
      <presentation:placeholder presentation:object="outline" svg:x="0.80903in" svg:y="0.68576in" svg:width="6.89236in" svg:height="6.82292in"/>
    </style:presentation-page-layout>
    <style:presentation-page-layout style:name="Master2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5.4566in"/>
      <presentation:placeholder presentation:object="object" svg:x="5.59201in" svg:y="1.93576in" svg:width="4.87674in" svg:height="5.456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2-PPL11" style:display-name="Vertical Title and Text">
      <presentation:placeholder presentation:object="title" svg:x="7.98958in" svg:y="0.32986in" svg:width="2.47917in" svg:height="7.0625in"/>
      <presentation:placeholder presentation:object="outline" svg:x="0.55035in" svg:y="0.32986in" svg:width="7.27257in" svg:height="7.0625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5.4566in"/>
      <presentation:placeholder presentation:object="object" svg:x="5.59201in" svg:y="1.93576in" svg:width="4.87674in" svg:height="5.456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5.45787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3-PPL11" style:display-name="Vertical Title and Text">
      <presentation:placeholder presentation:object="title" svg:x="7.98958in" svg:y="0.32986in" svg:width="2.47917in" svg:height="7.0625in"/>
      <presentation:placeholder presentation:object="outline" svg:x="0.55035in" svg:y="0.32986in" svg:width="7.27257in" svg:height="7.0625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049" xlink:href="media/image1.png" xlink:show="embed" xlink:actuate="onLoad"/>
    <draw:fill-image draw:name="a1115" xlink:href="media/image1.png" xlink:show="embed" xlink:actuate="onLoad"/>
    <draw:fill-image draw:name="a991" xlink:href="media/image1.png" xlink:show="embed" xlink:actuate="onLoad"/>
    <draw:fill-image draw:name="a794" xlink:href="media/image1.png" xlink:show="embed" xlink:actuate="onLoad"/>
    <draw:fill-image draw:name="a909" xlink:href="media/image1.png" xlink:show="embed" xlink:actuate="onLoad"/>
    <draw:fill-image draw:name="a856" xlink:href="media/image1.png" xlink:show="embed" xlink:actuate="onLoad"/>
    <draw:fill-image draw:name="a733" xlink:href="media/image1.png" xlink:show="embed" xlink:actuate="onLoad"/>
    <draw:fill-image draw:name="a1077" xlink:href="media/image1.png" xlink:show="embed" xlink:actuate="onLoad"/>
    <draw:fill-image draw:name="a1008" xlink:href="media/image1.png" xlink:show="embed" xlink:actuate="onLoad"/>
    <draw:fill-image draw:name="a1154" xlink:href="media/image1.png" xlink:show="embed" xlink:actuate="onLoad"/>
    <draw:fill-image draw:name="a831" xlink:href="media/image1.png" xlink:show="embed" xlink:actuate="onLoad"/>
    <draw:fill-image draw:name="a970" xlink:href="media/image1.png" xlink:show="embed" xlink:actuate="onLoad"/>
    <draw:fill-image draw:name="a769" xlink:href="media/image1.png" xlink:show="embed" xlink:actuate="onLoad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389in" fo:page-height="11.69271in" style:print-orientation="portrait" style:register-truth-ref-style-name=""/>
    </style:page-layout>
    <style:page-layout style:name="pageLayout3">
      <style:page-layout-properties fo:page-width="8.26389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none"/>
    </style:style>
    <style:style style:family="drawing-page" style:name="a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non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none"/>
    </style:style>
    <style:style style:family="paragraph" style:name="a2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drawing-page" style:name="a4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draw:fill="none" draw:stroke="non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non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draw:fill="none" draw:stroke="non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drawing-page" style:name="a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draw:fill="none" draw:stroke="non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draw:fill="none" draw:stroke="non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paragraph" style:name="a8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bitmap" draw:fill-image-name="a8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1">
      <style:graphic-properties draw:fill="none" draw:stroke="non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none" draw:stroke="non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bitmap" draw:fill-image-name="a1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draw:fill="none" draw:stroke="non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presentation" style:name="a1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bitmap" draw:fill-image-name="a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bitmap" draw:fill-image-name="a10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bitmap" draw:fill-image-name="a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bitmap" draw:fill-image-name="a10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Roman No9 L" style:font-family-asian="Nimbus Sans 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draw:fill="none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HG Mincho Light J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middle" draw:textarea-horizontal-align="center" draw:fill="solid" draw:fill-color="#0062b1" draw:opacity="100%" draw:stroke="solid" svg:stroke-width="0in" svg:stroke-color="#0062b1" svg:stroke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HG Mincho Light J" style:font-family-complex="Tahoma" style:font-family-generic="swiss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prs-fedora" style:page-layout-name="pageLayout1" draw:style-name="a0">
      <draw:frame draw:id="id0" presentation:style-name="a3" draw:name="Title Placeholder 1" svg:x="0.80945in" svg:y="0.68622in" svg:width="9.41024in" svg:height="1.38071in" presentation:class="title" presentation:placeholder="false">
        <draw:text-box>
          <text:p text:style-name="a2" text:class-names="" text:cond-style-name=""><text:span text:style-name="a1" text:class-names="">Click to edit the title</text:span></text:p>
        </draw:text-box>
        <svg:title/>
        <svg:desc/>
      </draw:frame>
      <draw:frame draw:id="id1" presentation:style-name="a20" draw:name="Text Placeholder 2" svg:x="0.80945in" svg:y="2.29882in" svg:width="9.41024in" svg:height="5.2098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00039in" svg:y="8.18464in" svg:width="11.02008in" svg:height="0.08543in" draw:id="id2" draw:style-name="a23" draw:name="Rectangle 3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8">
        <draw:page-thumbnail svg:x="1.73661in" svg:y="1.1in" svg:width="5.02638in" svg:height="3.76969in" presentation:class="page" draw:id="id3" presentation:style-name="a24" draw:name="Slide Image Placeholder 1">
          <svg:title/>
          <svg:desc/>
        </draw:page-thumbnail>
        <draw:frame draw:id="id4" presentation:style-name="a27" draw:name="Notes Placeholder 2" svg:x="1.29606in" svg:y="5.23583in" svg:width="5.91339in" svg:height="4.18425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9">
      <draw:custom-shape svg:x="0.00039in" svg:y="8.18464in" svg:width="11.02008in" svg:height="0.08543in" draw:id="id5" draw:layer="Master1-bg" draw:style-name="a32" draw:name="Rectangle 3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36" draw:name="Title 1" svg:x="1.37847in" svg:y="1.35417in" svg:width="8.26563in" svg:height="2.87847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1.37847in" svg:y="4.34375in" svg:width="8.26563in" svg:height="1.99653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presentation:notes style:page-layout-name="pageLayout2" draw:style-name="a45">
        <draw:page-thumbnail svg:x="1.73661in" svg:y="1.1in" svg:width="5.02638in" svg:height="3.76969in" presentation:class="page" draw:id="id3" presentation:style-name="a41" draw:name="Slide Image Placeholder 1">
          <svg:title/>
          <svg:desc/>
        </draw:page-thumbnail>
        <draw:frame draw:id="id4" presentation:style-name="a44" draw:name="Notes Placeholder 2" svg:x="1.29606in" svg:y="5.23583in" svg:width="5.91339in" svg:height="4.18425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6">
      <draw:custom-shape svg:x="0.00039in" svg:y="8.18464in" svg:width="11.02008in" svg:height="0.08543in" draw:id="id8" draw:layer="Master1-bg" draw:style-name="a49" draw:name="Rectangle 3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3" draw:name="Title 1" svg:x="0.80945in" svg:y="0.68622in" svg:width="9.41024in" svg:height="1.38071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0" presentation:style-name="a69" draw:name="Content Placeholder 2" svg:x="0.80945in" svg:y="2.29882in" svg:width="9.41024in" svg:height="5.20984in" presentation:class="object" presentation:placeholder="false">
        <draw:text-box>
          <text:p text:style-name="a55" text:class-names="" text:cond-style-name=""><text:span text:style-name="a54" text:class-names="">Click to edit Master text styles</text:span></text:p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5" text:class-names="">Fifth level</text:span><text:span text:style-name="a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4">
        <draw:page-thumbnail svg:x="1.73661in" svg:y="1.1in" svg:width="5.02638in" svg:height="3.76969in" presentation:class="page" draw:id="id3" presentation:style-name="a70" draw:name="Slide Image Placeholder 1">
          <svg:title/>
          <svg:desc/>
        </draw:page-thumbnail>
        <draw:frame draw:id="id4" presentation:style-name="a73" draw:name="Notes Placeholder 2" svg:x="1.29606in" svg:y="5.23583in" svg:width="5.91339in" svg:height="4.18425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75">
      <draw:custom-shape svg:x="0.00039in" svg:y="8.18464in" svg:width="11.02008in" svg:height="0.08543in" draw:id="id11" draw:layer="Master1-bg" draw:style-name="a78" draw:name="Rectangle 3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82" draw:name="Title 1" svg:x="0.75174in" svg:y="2.0625in" svg:width="9.50521in" svg:height="3.43924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3" presentation:style-name="a86" draw:name="Text Placeholder 2" svg:x="0.75174in" svg:y="5.53472in" svg:width="9.50521in" svg:height="1.80903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page-thumbnail svg:x="1.73661in" svg:y="1.1in" svg:width="5.02638in" svg:height="3.76969in" presentation:class="page" draw:id="id3" presentation:style-name="a87" draw:name="Slide Image Placeholder 1">
          <svg:title/>
          <svg:desc/>
        </draw:page-thumbnail>
        <draw:frame draw:id="id4" presentation:style-name="a90" draw:name="Notes Placeholder 2" svg:x="1.29606in" svg:y="5.23583in" svg:width="5.91339in" svg:height="4.1842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92">
      <draw:custom-shape svg:x="0.00039in" svg:y="8.18464in" svg:width="11.02008in" svg:height="0.08543in" draw:id="id14" draw:layer="Master1-bg" draw:style-name="a95" draw:name="Rectangle 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99" draw:name="Title 1" svg:x="0.80945in" svg:y="0.68622in" svg:width="9.41024in" svg:height="1.38071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16" presentation:style-name="a115" draw:name="Content Placeholder 2" svg:x="0.80903in" svg:y="2.29861in" svg:width="4.62153in" svg:height="5.21007in" presentation:class="object" presentation:placeholder="false">
        <draw:text-box>
          <text:p text:style-name="a101" text:class-names="" text:cond-style-name=""><text:span text:style-name="a100" text:class-names="">Click to edit Master text styles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1" draw:name="Content Placeholder 3" svg:x="5.59722in" svg:y="2.29861in" svg:width="4.62326in" svg:height="5.21007in" presentation:class="object" presentation:placeholder="false">
        <draw:text-box>
          <text:p text:style-name="a117" text:class-names="" text:cond-style-name=""><text:span text:style-name="a116" text:class-names="">Click to edit Master text styles</text:span></text:p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6">
        <draw:page-thumbnail svg:x="1.73661in" svg:y="1.1in" svg:width="5.02638in" svg:height="3.76969in" presentation:class="page" draw:id="id3" presentation:style-name="a132" draw:name="Slide Image Placeholder 1">
          <svg:title/>
          <svg:desc/>
        </draw:page-thumbnail>
        <draw:frame draw:id="id4" presentation:style-name="a135" draw:name="Notes Placeholder 2" svg:x="1.29606in" svg:y="5.23583in" svg:width="5.91339in" svg:height="4.18425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37">
      <draw:custom-shape svg:x="0.00039in" svg:y="8.18464in" svg:width="11.02008in" svg:height="0.08543in" draw:id="id18" draw:layer="Master1-bg" draw:style-name="a140" draw:name="Rectangle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44" draw:name="Title 1" svg:x="0.75868in" svg:y="0.44097in" svg:width="9.50521in" svg:height="1.59722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0" presentation:style-name="a148" draw:name="Text Placeholder 2" svg:x="0.75868in" svg:y="2.02778in" svg:width="4.66319in" svg:height="0.99306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1" presentation:style-name="a164" draw:name="Content Placeholder 3" svg:x="0.75868in" svg:y="3.02083in" svg:width="4.66319in" svg:height="4.44444in" presentation:class="object" presentation:placeholder="false">
        <draw:text-box>
          <text:p text:style-name="a150" text:class-names="" text:cond-style-name=""><text:span text:style-name="a149" text:class-names="">Click to edit Master text styles</text:span></text:p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cond le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Fifth le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68" draw:name="Text Placeholder 4" svg:x="5.57986in" svg:y="2.02778in" svg:width="4.68403in" svg:height="0.99306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3" presentation:style-name="a184" draw:name="Content Placeholder 5" svg:x="5.57986in" svg:y="3.02083in" svg:width="4.68403in" svg:height="4.4444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9">
        <draw:page-thumbnail svg:x="1.73661in" svg:y="1.1in" svg:width="5.02638in" svg:height="3.76969in" presentation:class="page" draw:id="id3" presentation:style-name="a185" draw:name="Slide Image Placeholder 1">
          <svg:title/>
          <svg:desc/>
        </draw:page-thumbnail>
        <draw:frame draw:id="id4" presentation:style-name="a188" draw:name="Notes Placeholder 2" svg:x="1.29606in" svg:y="5.23583in" svg:width="5.91339in" svg:height="4.18425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90">
      <draw:custom-shape svg:x="0.00039in" svg:y="8.18464in" svg:width="11.02008in" svg:height="0.08543in" draw:id="id24" draw:layer="Master1-bg" draw:style-name="a193" draw:name="Rectangle 2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7" draw:name="Title 1" svg:x="0.80945in" svg:y="0.68622in" svg:width="9.41024in" svg:height="1.38071in" presentation:class="title" presentation:placeholder="false">
        <draw:text-box>
          <text:p text:style-name="a196" text:class-names="" text:cond-style-name=""><text:span text:style-name="a194" text:class-names="">Click to edit Master title style</text:span><text:span text:style-name="a195" text:class-names=""/></text:p>
        </draw:text-box>
        <svg:title/>
        <svg:desc/>
      </draw:frame>
      <presentation:notes style:page-layout-name="pageLayout2" draw:style-name="a202">
        <draw:page-thumbnail svg:x="1.73661in" svg:y="1.1in" svg:width="5.02638in" svg:height="3.76969in" presentation:class="page" draw:id="id3" presentation:style-name="a198" draw:name="Slide Image Placeholder 1">
          <svg:title/>
          <svg:desc/>
        </draw:page-thumbnail>
        <draw:frame draw:id="id4" presentation:style-name="a201" draw:name="Notes Placeholder 2" svg:x="1.29606in" svg:y="5.23583in" svg:width="5.91339in" svg:height="4.18425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03">
      <draw:custom-shape svg:x="0.00039in" svg:y="8.18464in" svg:width="11.02008in" svg:height="0.08543in" draw:id="id26" draw:layer="Master1-bg" draw:style-name="a206" draw:name="Rectangle 1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11">
        <draw:page-thumbnail svg:x="1.73661in" svg:y="1.1in" svg:width="5.02638in" svg:height="3.76969in" presentation:class="page" draw:id="id3" presentation:style-name="a207" draw:name="Slide Image Placeholder 1">
          <svg:title/>
          <svg:desc/>
        </draw:page-thumbnail>
        <draw:frame draw:id="id4" presentation:style-name="a210" draw:name="Notes Placeholder 2" svg:x="1.29606in" svg:y="5.23583in" svg:width="5.91339in" svg:height="4.18425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12">
      <draw:custom-shape svg:x="0.00039in" svg:y="8.18464in" svg:width="11.02008in" svg:height="0.08543in" draw:id="id27" draw:layer="Master1-bg" draw:style-name="a215" draw:name="Rectangle 4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19" draw:name="Title 1" svg:x="0.75868in" svg:y="0.55208in" svg:width="3.55556in" svg:height="1.92882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29" presentation:style-name="a235" draw:name="Content Placeholder 2" svg:x="4.68576in" svg:y="1.19097in" svg:width="5.57812in" svg:height="5.87674in" presentation:class="object" presentation:placeholder="false">
        <draw:text-box>
          <text:p text:style-name="a221" text:class-names="" text:cond-style-name=""><text:span text:style-name="a220" text:class-names="">Click to edit Master text styles</text:span></text:p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1" text:class-names="">Fifth level</text:span><text:span text:style-name="a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9" draw:name="Text Placeholder 3" svg:x="0.75868in" svg:y="2.4809in" svg:width="3.55556in" svg:height="4.59722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1.73661in" svg:y="1.1in" svg:width="5.02638in" svg:height="3.76969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1.29606in" svg:y="5.23583in" svg:width="5.91339in" svg:height="4.18425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45">
      <draw:custom-shape svg:x="0.00039in" svg:y="8.18464in" svg:width="11.02008in" svg:height="0.08543in" draw:id="id31" draw:layer="Master1-bg" draw:style-name="a248" draw:name="Rectangle 4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52" draw:name="Title 1" svg:x="0.75868in" svg:y="0.55208in" svg:width="3.55556in" svg:height="1.92882in" presentation:class="title" presentation:placeholder="false">
        <draw:text-box>
          <text:p text:style-name="a251" text:class-names="" text:cond-style-name=""><text:span text:style-name="a249" text:class-names="">Click to edit Master title style</text:span><text:span text:style-name="a250" text:class-names=""/></text:p>
        </draw:text-box>
        <svg:title/>
        <svg:desc/>
      </draw:frame>
      <draw:frame draw:id="id33" presentation:style-name="a255" draw:name="Picture Placeholder 2" svg:x="4.68576in" svg:y="1.19097in" svg:width="5.57812in" svg:height="5.87674in" presentation:class="graphic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34" presentation:style-name="a259" draw:name="Text Placeholder 3" svg:x="0.75868in" svg:y="2.4809in" svg:width="3.55556in" svg:height="4.5972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64">
        <draw:page-thumbnail svg:x="1.73661in" svg:y="1.1in" svg:width="5.02638in" svg:height="3.76969in" presentation:class="page" draw:id="id3" presentation:style-name="a260" draw:name="Slide Image Placeholder 1">
          <svg:title/>
          <svg:desc/>
        </draw:page-thumbnail>
        <draw:frame draw:id="id4" presentation:style-name="a263" draw:name="Notes Placeholder 2" svg:x="1.29606in" svg:y="5.23583in" svg:width="5.91339in" svg:height="4.18425in" presentation:class="notes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65">
      <draw:custom-shape svg:x="0.00039in" svg:y="8.18464in" svg:width="11.02008in" svg:height="0.08543in" draw:id="id35" draw:layer="Master1-bg" draw:style-name="a268" draw:name="Rectangle 3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72" draw:name="Title 1" svg:x="0.80945in" svg:y="0.68622in" svg:width="9.41024in" svg:height="1.38071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37" presentation:style-name="a289" draw:name="Vertical Text Placeholder 2" svg:x="0.80945in" svg:y="2.29882in" svg:width="9.41024in" svg:height="5.2098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ifth level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4">
        <draw:page-thumbnail svg:x="1.73661in" svg:y="1.1in" svg:width="5.02638in" svg:height="3.76969in" presentation:class="page" draw:id="id3" presentation:style-name="a290" draw:name="Slide Image Placeholder 1">
          <svg:title/>
          <svg:desc/>
        </draw:page-thumbnail>
        <draw:frame draw:id="id4" presentation:style-name="a293" draw:name="Notes Placeholder 2" svg:x="1.29606in" svg:y="5.23583in" svg:width="5.91339in" svg:height="4.18425in" presentation:class="notes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95">
      <draw:custom-shape svg:x="0.00039in" svg:y="8.18464in" svg:width="11.02008in" svg:height="0.08543in" draw:id="id38" draw:layer="Master1-bg" draw:style-name="a298" draw:name="Rectangle 3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Vertical Title 1" svg:x="7.86806in" svg:y="0.68576in" svg:width="2.35243in" svg:height="6.82292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0" presentation:style-name="a319" draw:name="Vertical Text Placeholder 2" svg:x="0.80903in" svg:y="0.68576in" svg:width="6.89236in" svg:height="6.82292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Fifth le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4">
        <draw:page-thumbnail svg:x="1.73661in" svg:y="1.1in" svg:width="5.02638in" svg:height="3.76969in" presentation:class="page" draw:id="id3" presentation:style-name="a320" draw:name="Slide Image Placeholder 1">
          <svg:title/>
          <svg:desc/>
        </draw:page-thumbnail>
        <draw:frame draw:id="id4" presentation:style-name="a323" draw:name="Notes Placeholder 2" svg:x="1.29606in" svg:y="5.23583in" svg:width="5.91339in" svg:height="4.18425in" presentation:class="notes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</presentation:notes>
    </style:master-page>
    <style:master-page style:name="Master2-Default" style:page-layout-name="pageLayout1" draw:style-name="a325">
      <draw:frame draw:id="id41" presentation:style-name="a328" draw:name="Title Placeholder 1" svg:x="0.55079in" svg:y="0.32953in" svg:width="9.91772in" svg:height="1.38071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2" presentation:style-name="a345" draw:name="Text Placeholder 2" svg:x="0.55079in" svg:y="1.93504in" svg:width="9.91772in" svg:height="5.45787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8" draw:name="Date Placeholder 3" svg:x="0.55079in" svg:y="7.53386in" svg:width="2.56732in" svg:height="0.57008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Footer Placeholder 4" svg:x="3.7685in" svg:y="7.53386in" svg:width="3.49291in" svg:height="0.57008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Slide Number Placeholder 5" svg:x="7.90118in" svg:y="7.53386in" svg:width="2.56732in" svg:height="0.57008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1.73661in" svg:y="1.1in" svg:width="5.02638in" svg:height="3.76969in" presentation:class="page" draw:id="id3" presentation:style-name="a355" draw:name="Slide Image Placeholder 1">
          <svg:title/>
          <svg:desc/>
        </draw:page-thumbnail>
        <draw:frame draw:id="id4" presentation:style-name="a358" draw:name="Notes Placeholder 2" svg:x="1.29606in" svg:y="5.23583in" svg:width="5.91339in" svg:height="4.18425in" presentation:class="notes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360">
      <draw:frame draw:id="id46" presentation:style-name="a364" draw:name="Title 1" svg:x="1.37847in" svg:y="1.35417in" svg:width="8.26563in" svg:height="2.87847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47" presentation:style-name="a368" draw:name="Subtitle 2" svg:x="1.37847in" svg:y="4.34375in" svg:width="8.26563in" svg:height="1.99653in" presentation:class="subtitle" presentation:placeholder="false">
        <draw:text-box>
          <text:p text:style-name="a367" text:class-names="" text:cond-style-name=""><text:span text:style-name="a365" text:class-names="">Click to edit Master subtitle style</text:span><text:span text:style-name="a366" text:class-names=""/></text:p>
        </draw:text-box>
        <svg:title/>
        <svg:desc/>
      </draw:frame>
      <draw:frame draw:id="id48" presentation:style-name="a371" draw:name="Date Placeholder 3" svg:x="0.55079in" svg:y="7.53386in" svg:width="2.56732in" svg:height="0.57008in" presentation:class="date-time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9" presentation:style-name="a374" draw:name="Footer Placeholder 4" svg:x="3.7685in" svg:y="7.53386in" svg:width="3.49291in" svg:height="0.57008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50" presentation:style-name="a378" draw:name="Slide Number Placeholder 5" svg:x="7.90118in" svg:y="7.53386in" svg:width="2.56732in" svg:height="0.57008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/></text:span><text:span text:style-name="a376" text:class-names=""/></text:p>
        </draw:text-box>
        <svg:title/>
        <svg:desc/>
      </draw:frame>
      <presentation:notes style:page-layout-name="pageLayout2" draw:style-name="a383">
        <draw:page-thumbnail svg:x="1.73661in" svg:y="1.1in" svg:width="5.02638in" svg:height="3.76969in" presentation:class="page" draw:id="id3" presentation:style-name="a379" draw:name="Slide Image Placeholder 1">
          <svg:title/>
          <svg:desc/>
        </draw:page-thumbnail>
        <draw:frame draw:id="id4" presentation:style-name="a382" draw:name="Notes Placeholder 2" svg:x="1.29606in" svg:y="5.23583in" svg:width="5.91339in" svg:height="4.18425in" presentation:class="notes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384">
      <draw:frame draw:id="id51" presentation:style-name="a388" draw:name="Title 1" svg:x="0.55079in" svg:y="0.32953in" svg:width="9.91772in" svg:height="1.38071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52" presentation:style-name="a404" draw:name="Content Placeholder 2" svg:x="0.55079in" svg:y="1.93504in" svg:width="9.91772in" svg:height="5.45787in" presentation:class="object" presentation:placeholder="false">
        <draw:text-box>
          <text:p text:style-name="a390" text:class-names="" text:cond-style-name=""><text:span text:style-name="a389" text:class-names="">Click to edit Master text styles</text:span></text:p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07" draw:name="Date Placeholder 3" svg:x="0.55079in" svg:y="7.53386in" svg:width="2.56732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4" presentation:style-name="a410" draw:name="Footer Placeholder 4" svg:x="3.7685in" svg:y="7.53386in" svg:width="3.49291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5" presentation:style-name="a414" draw:name="Slide Number Placeholder 5" svg:x="7.90118in" svg:y="7.53386in" svg:width="2.56732in" svg:height="0.57008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19">
        <draw:page-thumbnail svg:x="1.73661in" svg:y="1.1in" svg:width="5.02638in" svg:height="3.76969in" presentation:class="page" draw:id="id3" presentation:style-name="a415" draw:name="Slide Image Placeholder 1">
          <svg:title/>
          <svg:desc/>
        </draw:page-thumbnail>
        <draw:frame draw:id="id4" presentation:style-name="a418" draw:name="Notes Placeholder 2" svg:x="1.29606in" svg:y="5.23583in" svg:width="5.91339in" svg:height="4.18425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20">
      <draw:frame draw:id="id56" presentation:style-name="a424" draw:name="Title 1" svg:x="0.75174in" svg:y="2.0625in" svg:width="9.50521in" svg:height="3.43924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57" presentation:style-name="a428" draw:name="Text Placeholder 2" svg:x="0.75174in" svg:y="5.53472in" svg:width="9.50521in" svg:height="1.8090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8" presentation:style-name="a431" draw:name="Date Placeholder 3" svg:x="0.55079in" svg:y="7.53386in" svg:width="2.56732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9" presentation:style-name="a434" draw:name="Footer Placeholder 4" svg:x="3.7685in" svg:y="7.53386in" svg:width="3.49291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0" presentation:style-name="a438" draw:name="Slide Number Placeholder 5" svg:x="7.90118in" svg:y="7.53386in" svg:width="2.56732in" svg:height="0.57008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</draw:text-box>
        <svg:title/>
        <svg:desc/>
      </draw:frame>
      <presentation:notes style:page-layout-name="pageLayout2" draw:style-name="a443">
        <draw:page-thumbnail svg:x="1.73661in" svg:y="1.1in" svg:width="5.02638in" svg:height="3.76969in" presentation:class="page" draw:id="id3" presentation:style-name="a439" draw:name="Slide Image Placeholder 1">
          <svg:title/>
          <svg:desc/>
        </draw:page-thumbnail>
        <draw:frame draw:id="id4" presentation:style-name="a442" draw:name="Notes Placeholder 2" svg:x="1.29606in" svg:y="5.23583in" svg:width="5.91339in" svg:height="4.18425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44">
      <draw:frame draw:id="id61" presentation:style-name="a448" draw:name="Title 1" svg:x="0.55079in" svg:y="0.32953in" svg:width="9.91772in" svg:height="1.38071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2" presentation:style-name="a464" draw:name="Content Placeholder 2" svg:x="0.55035in" svg:y="1.93576in" svg:width="4.875in" svg:height="5.4566in" presentation:class="object" presentation:placeholder="false">
        <draw:text-box>
          <text:p text:style-name="a450" text:class-names="" text:cond-style-name=""><text:span text:style-name="a449" text:class-names="">Click to edit Master text styles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cond le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hird le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0" text:class-names="">Fifth level</text:span><text:span text:style-name="a4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80" draw:name="Content Placeholder 3" svg:x="5.59201in" svg:y="1.93576in" svg:width="4.87674in" svg:height="5.4566in" presentation:class="object" presentation:placeholder="false">
        <draw:text-box>
          <text:p text:style-name="a466" text:class-names="" text:cond-style-name=""><text:span text:style-name="a465" text:class-names="">Click to edit Master text styles</text:span></text:p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6" text:class-names="">Fifth level</text:span><text:span text:style-name="a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83" draw:name="Date Placeholder 4" svg:x="0.55079in" svg:y="7.53386in" svg:width="2.56732in" svg:height="0.57008in" presentation:class="date-time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5" presentation:style-name="a486" draw:name="Footer Placeholder 5" svg:x="3.7685in" svg:y="7.53386in" svg:width="3.49291in" svg:height="0.57008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66" presentation:style-name="a490" draw:name="Slide Number Placeholder 6" svg:x="7.90118in" svg:y="7.53386in" svg:width="2.56732in" svg:height="0.57008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</draw:text-box>
        <svg:title/>
        <svg:desc/>
      </draw:frame>
      <presentation:notes style:page-layout-name="pageLayout2" draw:style-name="a495">
        <draw:page-thumbnail svg:x="1.73661in" svg:y="1.1in" svg:width="5.02638in" svg:height="3.76969in" presentation:class="page" draw:id="id3" presentation:style-name="a491" draw:name="Slide Image Placeholder 1">
          <svg:title/>
          <svg:desc/>
        </draw:page-thumbnail>
        <draw:frame draw:id="id4" presentation:style-name="a494" draw:name="Notes Placeholder 2" svg:x="1.29606in" svg:y="5.23583in" svg:width="5.91339in" svg:height="4.18425in" presentation:class="notes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496">
      <draw:frame draw:id="id67" presentation:style-name="a500" draw:name="Title 1" svg:x="0.75868in" svg:y="0.44097in" svg:width="9.50521in" svg:height="1.59722in" presentation:class="title" presentation:placeholder="false">
        <draw:text-box>
          <text:p text:style-name="a499" text:class-names="" text:cond-style-name=""><text:span text:style-name="a497" text:class-names="">Click to edit Master title style</text:span><text:span text:style-name="a498" text:class-names=""/></text:p>
        </draw:text-box>
        <svg:title/>
        <svg:desc/>
      </draw:frame>
      <draw:frame draw:id="id68" presentation:style-name="a504" draw:name="Text Placeholder 2" svg:x="0.75868in" svg:y="2.02778in" svg:width="4.66319in" svg:height="0.99306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</draw:text-box>
        <svg:title/>
        <svg:desc/>
      </draw:frame>
      <draw:frame draw:id="id69" presentation:style-name="a520" draw:name="Content Placeholder 3" svg:x="0.75868in" svg:y="3.02083in" svg:width="4.66319in" svg:height="4.44444in" presentation:class="object" presentation:placeholder="false">
        <draw:text-box>
          <text:p text:style-name="a506" text:class-names="" text:cond-style-name=""><text:span text:style-name="a505" text:class-names="">Click to edit Master text styles</text:span></text:p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Fifth level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24" draw:name="Text Placeholder 4" svg:x="5.57986in" svg:y="2.02778in" svg:width="4.68403in" svg:height="0.99306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71" presentation:style-name="a540" draw:name="Content Placeholder 5" svg:x="5.57986in" svg:y="3.02083in" svg:width="4.68403in" svg:height="4.44444in" presentation:class="object" presentation:placeholder="false">
        <draw:text-box>
          <text:p text:style-name="a526" text:class-names="" text:cond-style-name=""><text:span text:style-name="a525" text:class-names="">Click to edit Master text styles</text:span></text:p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Second level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hird level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Fifth level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3" draw:name="Date Placeholder 6" svg:x="0.55079in" svg:y="7.53386in" svg:width="2.56732in" svg:height="0.57008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3" presentation:style-name="a546" draw:name="Footer Placeholder 7" svg:x="3.7685in" svg:y="7.53386in" svg:width="3.49291in" svg:height="0.57008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4" presentation:style-name="a550" draw:name="Slide Number Placeholder 8" svg:x="7.90118in" svg:y="7.53386in" svg:width="2.56732in" svg:height="0.57008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55">
        <draw:page-thumbnail svg:x="1.73661in" svg:y="1.1in" svg:width="5.02638in" svg:height="3.76969in" presentation:class="page" draw:id="id3" presentation:style-name="a551" draw:name="Slide Image Placeholder 1">
          <svg:title/>
          <svg:desc/>
        </draw:page-thumbnail>
        <draw:frame draw:id="id4" presentation:style-name="a554" draw:name="Notes Placeholder 2" svg:x="1.29606in" svg:y="5.23583in" svg:width="5.91339in" svg:height="4.18425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56">
      <draw:frame draw:id="id75" presentation:style-name="a560" draw:name="Title 1" svg:x="0.55079in" svg:y="0.32953in" svg:width="9.91772in" svg:height="1.38071in" presentation:class="title" presentation:placeholder="false">
        <draw:text-box>
          <text:p text:style-name="a559" text:class-names="" text:cond-style-name=""><text:span text:style-name="a557" text:class-names="">Click to edit Master title style</text:span><text:span text:style-name="a558" text:class-names=""/></text:p>
        </draw:text-box>
        <svg:title/>
        <svg:desc/>
      </draw:frame>
      <draw:frame draw:id="id76" presentation:style-name="a563" draw:name="Date Placeholder 2" svg:x="0.55079in" svg:y="7.53386in" svg:width="2.56732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7" presentation:style-name="a566" draw:name="Footer Placeholder 3" svg:x="3.7685in" svg:y="7.53386in" svg:width="3.49291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8" presentation:style-name="a570" draw:name="Slide Number Placeholder 4" svg:x="7.90118in" svg:y="7.53386in" svg:width="2.56732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</draw:text-box>
        <svg:title/>
        <svg:desc/>
      </draw:frame>
      <presentation:notes style:page-layout-name="pageLayout2" draw:style-name="a575">
        <draw:page-thumbnail svg:x="1.73661in" svg:y="1.1in" svg:width="5.02638in" svg:height="3.76969in" presentation:class="page" draw:id="id3" presentation:style-name="a571" draw:name="Slide Image Placeholder 1">
          <svg:title/>
          <svg:desc/>
        </draw:page-thumbnail>
        <draw:frame draw:id="id4" presentation:style-name="a574" draw:name="Notes Placeholder 2" svg:x="1.29606in" svg:y="5.23583in" svg:width="5.91339in" svg:height="4.18425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576">
      <draw:frame draw:id="id79" presentation:style-name="a579" draw:name="Date Placeholder 1" svg:x="0.55079in" svg:y="7.53386in" svg:width="2.56732in" svg:height="0.57008in" presentation:class="date-time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80" presentation:style-name="a582" draw:name="Footer Placeholder 2" svg:x="3.7685in" svg:y="7.53386in" svg:width="3.49291in" svg:height="0.57008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81" presentation:style-name="a586" draw:name="Slide Number Placeholder 3" svg:x="7.90118in" svg:y="7.53386in" svg:width="2.56732in" svg:height="0.57008in" presentation:class="page-number" presentation:placeholder="false">
        <draw:text-box>
          <text:p text:style-name="a585" text:class-names="" text:cond-style-name=""><text:span text:style-name="a583" text:class-names=""><text:page-number style:num-format="1" text:fixed="false"/></text:span><text:span text:style-name="a584" text:class-names=""/></text:p>
        </draw:text-box>
        <svg:title/>
        <svg:desc/>
      </draw:frame>
      <presentation:notes style:page-layout-name="pageLayout2" draw:style-name="a591">
        <draw:page-thumbnail svg:x="1.73661in" svg:y="1.1in" svg:width="5.02638in" svg:height="3.76969in" presentation:class="page" draw:id="id3" presentation:style-name="a587" draw:name="Slide Image Placeholder 1">
          <svg:title/>
          <svg:desc/>
        </draw:page-thumbnail>
        <draw:frame draw:id="id4" presentation:style-name="a590" draw:name="Notes Placeholder 2" svg:x="1.29606in" svg:y="5.23583in" svg:width="5.91339in" svg:height="4.18425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592">
      <draw:frame draw:id="id82" presentation:style-name="a596" draw:name="Title 1" svg:x="0.75868in" svg:y="0.55208in" svg:width="3.55556in" svg:height="1.92882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83" presentation:style-name="a612" draw:name="Content Placeholder 2" svg:x="4.68576in" svg:y="1.19097in" svg:width="5.57812in" svg:height="5.87674in" presentation:class="object" presentation:placeholder="false">
        <draw:text-box>
          <text:p text:style-name="a598" text:class-names="" text:cond-style-name=""><text:span text:style-name="a597" text:class-names="">Click to edit Master text styles</text:span></text:p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16" draw:name="Text Placeholder 3" svg:x="0.75868in" svg:y="2.4809in" svg:width="3.55556in" svg:height="4.59722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85" presentation:style-name="a619" draw:name="Date Placeholder 4" svg:x="0.55079in" svg:y="7.53386in" svg:width="2.56732in" svg:height="0.57008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6" presentation:style-name="a622" draw:name="Footer Placeholder 5" svg:x="3.7685in" svg:y="7.53386in" svg:width="3.49291in" svg:height="0.57008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87" presentation:style-name="a626" draw:name="Slide Number Placeholder 6" svg:x="7.90118in" svg:y="7.53386in" svg:width="2.56732in" svg:height="0.57008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  <presentation:notes style:page-layout-name="pageLayout2" draw:style-name="a631">
        <draw:page-thumbnail svg:x="1.73661in" svg:y="1.1in" svg:width="5.02638in" svg:height="3.76969in" presentation:class="page" draw:id="id3" presentation:style-name="a627" draw:name="Slide Image Placeholder 1">
          <svg:title/>
          <svg:desc/>
        </draw:page-thumbnail>
        <draw:frame draw:id="id4" presentation:style-name="a630" draw:name="Notes Placeholder 2" svg:x="1.29606in" svg:y="5.23583in" svg:width="5.91339in" svg:height="4.18425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32">
      <draw:frame draw:id="id88" presentation:style-name="a636" draw:name="Title 1" svg:x="0.75868in" svg:y="0.55208in" svg:width="3.55556in" svg:height="1.92882in" presentation:class="title" presentation:placeholder="false">
        <draw:text-box>
          <text:p text:style-name="a635" text:class-names="" text:cond-style-name=""><text:span text:style-name="a633" text:class-names="">Click to edit Master title style</text:span><text:span text:style-name="a634" text:class-names=""/></text:p>
        </draw:text-box>
        <svg:title/>
        <svg:desc/>
      </draw:frame>
      <draw:frame draw:id="id89" presentation:style-name="a639" draw:name="Picture Placeholder 2" svg:x="4.68576in" svg:y="1.19097in" svg:width="5.57812in" svg:height="5.87674in" presentation:class="graphic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90" presentation:style-name="a643" draw:name="Text Placeholder 3" svg:x="0.75868in" svg:y="2.4809in" svg:width="3.55556in" svg:height="4.59722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</draw:text-box>
        <svg:title/>
        <svg:desc/>
      </draw:frame>
      <draw:frame draw:id="id91" presentation:style-name="a646" draw:name="Date Placeholder 4" svg:x="0.55079in" svg:y="7.53386in" svg:width="2.56732in" svg:height="0.57008in" presentation:class="date-time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92" presentation:style-name="a649" draw:name="Footer Placeholder 5" svg:x="3.7685in" svg:y="7.53386in" svg:width="3.49291in" svg:height="0.57008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93" presentation:style-name="a653" draw:name="Slide Number Placeholder 6" svg:x="7.90118in" svg:y="7.53386in" svg:width="2.56732in" svg:height="0.57008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/></text:span><text:span text:style-name="a651" text:class-names=""/></text:p>
        </draw:text-box>
        <svg:title/>
        <svg:desc/>
      </draw:frame>
      <presentation:notes style:page-layout-name="pageLayout2" draw:style-name="a658">
        <draw:page-thumbnail svg:x="1.73661in" svg:y="1.1in" svg:width="5.02638in" svg:height="3.76969in" presentation:class="page" draw:id="id3" presentation:style-name="a654" draw:name="Slide Image Placeholder 1">
          <svg:title/>
          <svg:desc/>
        </draw:page-thumbnail>
        <draw:frame draw:id="id4" presentation:style-name="a657" draw:name="Notes Placeholder 2" svg:x="1.29606in" svg:y="5.23583in" svg:width="5.91339in" svg:height="4.18425in" presentation:class="notes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59">
      <draw:frame draw:id="id94" presentation:style-name="a663" draw:name="Title 1" svg:x="0.55079in" svg:y="0.32953in" svg:width="9.91772in" svg:height="1.38071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95" presentation:style-name="a680" draw:name="Vertical Text Placeholder 2" svg:x="0.55079in" svg:y="1.93504in" svg:width="9.91772in" svg:height="5.45787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ck to 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83" draw:name="Date Placeholder 3" svg:x="0.55079in" svg:y="7.53386in" svg:width="2.56732in" svg:height="0.57008in" presentation:class="date-time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97" presentation:style-name="a686" draw:name="Footer Placeholder 4" svg:x="3.7685in" svg:y="7.53386in" svg:width="3.49291in" svg:height="0.57008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98" presentation:style-name="a690" draw:name="Slide Number Placeholder 5" svg:x="7.90118in" svg:y="7.53386in" svg:width="2.56732in" svg:height="0.57008in" presentation:class="page-number" presentation:placeholder="false">
        <draw:text-box>
          <text:p text:style-name="a689" text:class-names="" text:cond-style-name=""><text:span text:style-name="a687" text:class-names=""><text:page-number style:num-format="1" text:fixed="false"/></text:span><text:span text:style-name="a688" text:class-names=""/></text:p>
        </draw:text-box>
        <svg:title/>
        <svg:desc/>
      </draw:frame>
      <presentation:notes style:page-layout-name="pageLayout2" draw:style-name="a695">
        <draw:page-thumbnail svg:x="1.73661in" svg:y="1.1in" svg:width="5.02638in" svg:height="3.76969in" presentation:class="page" draw:id="id3" presentation:style-name="a691" draw:name="Slide Image Placeholder 1">
          <svg:title/>
          <svg:desc/>
        </draw:page-thumbnail>
        <draw:frame draw:id="id4" presentation:style-name="a694" draw:name="Notes Placeholder 2" svg:x="1.29606in" svg:y="5.23583in" svg:width="5.91339in" svg:height="4.18425in" presentation:class="notes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696">
      <draw:frame draw:id="id99" presentation:style-name="a700" draw:name="Vertical Title 1" svg:x="7.98958in" svg:y="0.32986in" svg:width="2.47917in" svg:height="7.0625in" presentation:class="title" presentation:placeholder="false">
        <draw:text-box>
          <text:p text:style-name="a699" text:class-names="" text:cond-style-name=""><text:span text:style-name="a697" text:class-names="">Click to edit Master title style</text:span><text:span text:style-name="a698" text:class-names=""/></text:p>
        </draw:text-box>
        <svg:title/>
        <svg:desc/>
      </draw:frame>
      <draw:frame draw:id="id100" presentation:style-name="a717" draw:name="Vertical Text Placeholder 2" svg:x="0.55035in" svg:y="0.32986in" svg:width="7.27257in" svg:height="7.0625in" presentation:class="outline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ck to edit Master text styles</text:span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Second level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hird level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3" text:class-names="">Fifth level</text:span><text:span text:style-name="a7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0" draw:name="Date Placeholder 3" svg:x="0.55079in" svg:y="7.53386in" svg:width="2.56732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102" presentation:style-name="a723" draw:name="Footer Placeholder 4" svg:x="3.7685in" svg:y="7.53386in" svg:width="3.49291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103" presentation:style-name="a727" draw:name="Slide Number Placeholder 5" svg:x="7.90118in" svg:y="7.53386in" svg:width="2.56732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  <presentation:notes style:page-layout-name="pageLayout2" draw:style-name="a732">
        <draw:page-thumbnail svg:x="1.73661in" svg:y="1.1in" svg:width="5.02638in" svg:height="3.76969in" presentation:class="page" draw:id="id3" presentation:style-name="a728" draw:name="Slide Image Placeholder 1">
          <svg:title/>
          <svg:desc/>
        </draw:page-thumbnail>
        <draw:frame draw:id="id4" presentation:style-name="a731" draw:name="Notes Placeholder 2" svg:x="1.29606in" svg:y="5.23583in" svg:width="5.91339in" svg:height="4.18425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</presentation:notes>
    </style:master-page>
    <style:master-page style:name="Master3-lyt-bluegrey" style:page-layout-name="pageLayout1" draw:style-name="a734">
      <draw:frame draw:id="id104" presentation:style-name="a737" draw:name="Title Placeholder 1" svg:x="0.55079in" svg:y="0.32953in" svg:width="9.91772in" svg:height="1.38071in" presentation:class="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105" presentation:style-name="a754" draw:name="Text Placeholder 2" svg:x="0.55079in" svg:y="1.93504in" svg:width="9.91772in" svg:height="5.45787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Click to edit Master text styles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Second level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hird level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Fifth level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7" draw:name="Date Placeholder 3" svg:x="0.55079in" svg:y="7.53386in" svg:width="2.56732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7" presentation:style-name="a760" draw:name="Footer Placeholder 4" svg:x="3.7685in" svg:y="7.53386in" svg:width="3.49291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8" presentation:style-name="a763" draw:name="Slide Number Placeholder 5" svg:x="7.90118in" svg:y="7.53386in" svg:width="2.56732in" svg:height="0.57008in" presentation:class="page-number" presentation:placeholder="false">
        <draw:text-box>
          <text:p text:style-name="a762" text:class-names="" text:cond-style-name=""><text:span text:style-name="a761" text:class-names=""><text:page-number style:num-format="1" text:fixed="false"/></text:span></text:p>
        </draw:text-box>
        <svg:title/>
        <svg:desc/>
      </draw:frame>
      <presentation:notes style:page-layout-name="pageLayout2" draw:style-name="a768">
        <draw:page-thumbnail svg:x="1.73661in" svg:y="1.1in" svg:width="5.02638in" svg:height="3.76969in" presentation:class="page" draw:id="id3" presentation:style-name="a764" draw:name="Slide Image Placeholder 1">
          <svg:title/>
          <svg:desc/>
        </draw:page-thumbnail>
        <draw:frame draw:id="id4" presentation:style-name="a767" draw:name="Notes Placeholder 2" svg:x="1.29606in" svg:y="5.23583in" svg:width="5.91339in" svg:height="4.18425in" presentation:class="notes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770">
      <draw:frame draw:id="id109" presentation:style-name="a774" draw:name="Title 1" svg:x="1.37847in" svg:y="1.35417in" svg:width="8.26563in" svg:height="2.87847in" presentation:class="title" presentation:placeholder="false">
        <draw:text-box>
          <text:p text:style-name="a773" text:class-names="" text:cond-style-name=""><text:span text:style-name="a771" text:class-names="">Click to edit Master title style</text:span><text:span text:style-name="a772" text:class-names=""/></text:p>
        </draw:text-box>
        <svg:title/>
        <svg:desc/>
      </draw:frame>
      <draw:frame draw:id="id110" presentation:style-name="a778" draw:name="Subtitle 2" svg:x="1.37847in" svg:y="4.34375in" svg:width="8.26563in" svg:height="1.99653in" presentation:class="subtitle" presentation:placeholder="false">
        <draw:text-box>
          <text:p text:style-name="a777" text:class-names="" text:cond-style-name=""><text:span text:style-name="a775" text:class-names="">Click to edit Master subtitle style</text:span><text:span text:style-name="a776" text:class-names=""/></text:p>
        </draw:text-box>
        <svg:title/>
        <svg:desc/>
      </draw:frame>
      <draw:frame draw:id="id111" presentation:style-name="a781" draw:name="Date Placeholder 3" svg:x="0.55079in" svg:y="7.53386in" svg:width="2.56732in" svg:height="0.57008in" presentation:class="date-time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112" presentation:style-name="a784" draw:name="Footer Placeholder 4" svg:x="3.7685in" svg:y="7.53386in" svg:width="3.49291in" svg:height="0.57008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13" presentation:style-name="a788" draw:name="Slide Number Placeholder 5" svg:x="7.90118in" svg:y="7.53386in" svg:width="2.56732in" svg:height="0.57008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/></text:span><text:span text:style-name="a786" text:class-names=""/></text:p>
        </draw:text-box>
        <svg:title/>
        <svg:desc/>
      </draw:frame>
      <presentation:notes style:page-layout-name="pageLayout2" draw:style-name="a793">
        <draw:page-thumbnail svg:x="1.73661in" svg:y="1.1in" svg:width="5.02638in" svg:height="3.76969in" presentation:class="page" draw:id="id3" presentation:style-name="a789" draw:name="Slide Image Placeholder 1">
          <svg:title/>
          <svg:desc/>
        </draw:page-thumbnail>
        <draw:frame draw:id="id4" presentation:style-name="a792" draw:name="Notes Placeholder 2" svg:x="1.29606in" svg:y="5.23583in" svg:width="5.91339in" svg:height="4.18425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795">
      <draw:frame draw:id="id114" presentation:style-name="a799" draw:name="Title 1" svg:x="0.55079in" svg:y="0.32953in" svg:width="9.91772in" svg:height="1.38071in" presentation:class="title" presentation:placeholder="false">
        <draw:text-box>
          <text:p text:style-name="a798" text:class-names="" text:cond-style-name=""><text:span text:style-name="a796" text:class-names="">Click to edit Master title style</text:span><text:span text:style-name="a797" text:class-names=""/></text:p>
        </draw:text-box>
        <svg:title/>
        <svg:desc/>
      </draw:frame>
      <draw:frame draw:id="id115" presentation:style-name="a815" draw:name="Content Placeholder 2" svg:x="0.55079in" svg:y="1.93504in" svg:width="9.91772in" svg:height="5.45787in" presentation:class="object" presentation:placeholder="false">
        <draw:text-box>
          <text:p text:style-name="a801" text:class-names="" text:cond-style-name=""><text:span text:style-name="a800" text:class-names="">Click to edit Master text styles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ifth le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18" draw:name="Date Placeholder 3" svg:x="0.55079in" svg:y="7.53386in" svg:width="2.56732in" svg:height="0.57008in" presentation:class="date-tim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17" presentation:style-name="a821" draw:name="Footer Placeholder 4" svg:x="3.7685in" svg:y="7.53386in" svg:width="3.49291in" svg:height="0.57008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8" presentation:style-name="a825" draw:name="Slide Number Placeholder 5" svg:x="7.90118in" svg:y="7.53386in" svg:width="2.56732in" svg:height="0.57008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  <presentation:notes style:page-layout-name="pageLayout2" draw:style-name="a830">
        <draw:page-thumbnail svg:x="1.73661in" svg:y="1.1in" svg:width="5.02638in" svg:height="3.76969in" presentation:class="page" draw:id="id3" presentation:style-name="a826" draw:name="Slide Image Placeholder 1">
          <svg:title/>
          <svg:desc/>
        </draw:page-thumbnail>
        <draw:frame draw:id="id4" presentation:style-name="a829" draw:name="Notes Placeholder 2" svg:x="1.29606in" svg:y="5.23583in" svg:width="5.91339in" svg:height="4.18425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832">
      <draw:frame draw:id="id119" presentation:style-name="a836" draw:name="Title 1" svg:x="0.75174in" svg:y="2.0625in" svg:width="9.50521in" svg:height="3.43924in" presentation:class="title" presentation:placeholder="false">
        <draw:text-box>
          <text:p text:style-name="a835" text:class-names="" text:cond-style-name=""><text:span text:style-name="a833" text:class-names="">Click to edit Master title style</text:span><text:span text:style-name="a834" text:class-names=""/></text:p>
        </draw:text-box>
        <svg:title/>
        <svg:desc/>
      </draw:frame>
      <draw:frame draw:id="id120" presentation:style-name="a840" draw:name="Text Placeholder 2" svg:x="0.75174in" svg:y="5.53472in" svg:width="9.50521in" svg:height="1.80903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</draw:text-box>
        <svg:title/>
        <svg:desc/>
      </draw:frame>
      <draw:frame draw:id="id121" presentation:style-name="a843" draw:name="Date Placeholder 3" svg:x="0.55079in" svg:y="7.53386in" svg:width="2.56732in" svg:height="0.57008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22" presentation:style-name="a846" draw:name="Footer Placeholder 4" svg:x="3.7685in" svg:y="7.53386in" svg:width="3.49291in" svg:height="0.57008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3" presentation:style-name="a850" draw:name="Slide Number Placeholder 5" svg:x="7.90118in" svg:y="7.53386in" svg:width="2.56732in" svg:height="0.57008in" presentation:class="page-number" presentation:placeholder="false">
        <draw:text-box>
          <text:p text:style-name="a849" text:class-names="" text:cond-style-name=""><text:span text:style-name="a847" text:class-names=""><text:page-number style:num-format="1" text:fixed="false"/></text:span><text:span text:style-name="a848" text:class-names=""/></text:p>
        </draw:text-box>
        <svg:title/>
        <svg:desc/>
      </draw:frame>
      <presentation:notes style:page-layout-name="pageLayout2" draw:style-name="a855">
        <draw:page-thumbnail svg:x="1.73661in" svg:y="1.1in" svg:width="5.02638in" svg:height="3.76969in" presentation:class="page" draw:id="id3" presentation:style-name="a851" draw:name="Slide Image Placeholder 1">
          <svg:title/>
          <svg:desc/>
        </draw:page-thumbnail>
        <draw:frame draw:id="id4" presentation:style-name="a854" draw:name="Notes Placeholder 2" svg:x="1.29606in" svg:y="5.23583in" svg:width="5.91339in" svg:height="4.18425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857">
      <draw:frame draw:id="id124" presentation:style-name="a861" draw:name="Title 1" svg:x="0.55079in" svg:y="0.32953in" svg:width="9.91772in" svg:height="1.38071in" presentation:class="title" presentation:placeholder="false">
        <draw:text-box>
          <text:p text:style-name="a860" text:class-names="" text:cond-style-name=""><text:span text:style-name="a858" text:class-names="">Click to edit Master title style</text:span><text:span text:style-name="a859" text:class-names=""/></text:p>
        </draw:text-box>
        <svg:title/>
        <svg:desc/>
      </draw:frame>
      <draw:frame draw:id="id125" presentation:style-name="a877" draw:name="Content Placeholder 2" svg:x="0.55035in" svg:y="1.93576in" svg:width="4.875in" svg:height="5.4566in" presentation:class="object" presentation:placeholder="false">
        <draw:text-box>
          <text:p text:style-name="a863" text:class-names="" text:cond-style-name=""><text:span text:style-name="a862" text:class-names="">Click to edit Master text styles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93" draw:name="Content Placeholder 3" svg:x="5.59201in" svg:y="1.93576in" svg:width="4.87674in" svg:height="5.4566in" presentation:class="object" presentation:placeholder="false">
        <draw:text-box>
          <text:p text:style-name="a879" text:class-names="" text:cond-style-name=""><text:span text:style-name="a878" text:class-names="">Click to edit Master text styles</text:span></text:p>
          <text:list text:style-name="a882">
            <text:list-item>
              <text:list text:style-name="a882">
                <text:list-item>
                  <text:p text:style-name="a881" text:class-names="" text:cond-style-name=""><text:span text:style-name="a880" text:class-names="">Second level</text:span></text:p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p text:style-name="a884" text:class-names="" text:cond-style-name=""><text:span text:style-name="a8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p text:style-name="a887" text:class-names="" text:cond-style-name=""><text:span text:style-name="a8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89" text:class-names="">Fifth level</text:span><text:span text:style-name="a8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896" draw:name="Date Placeholder 4" svg:x="0.55079in" svg:y="7.53386in" svg:width="2.56732in" svg:height="0.57008in" presentation:class="date-time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28" presentation:style-name="a899" draw:name="Footer Placeholder 5" svg:x="3.7685in" svg:y="7.53386in" svg:width="3.49291in" svg:height="0.57008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29" presentation:style-name="a903" draw:name="Slide Number Placeholder 6" svg:x="7.90118in" svg:y="7.53386in" svg:width="2.56732in" svg:height="0.57008in" presentation:class="page-number" presentation:placeholder="false">
        <draw:text-box>
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</draw:text-box>
        <svg:title/>
        <svg:desc/>
      </draw:frame>
      <presentation:notes style:page-layout-name="pageLayout2" draw:style-name="a908">
        <draw:page-thumbnail svg:x="1.73661in" svg:y="1.1in" svg:width="5.02638in" svg:height="3.76969in" presentation:class="page" draw:id="id3" presentation:style-name="a904" draw:name="Slide Image Placeholder 1">
          <svg:title/>
          <svg:desc/>
        </draw:page-thumbnail>
        <draw:frame draw:id="id4" presentation:style-name="a907" draw:name="Notes Placeholder 2" svg:x="1.29606in" svg:y="5.23583in" svg:width="5.91339in" svg:height="4.18425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910">
      <draw:frame draw:id="id130" presentation:style-name="a914" draw:name="Title 1" svg:x="0.75868in" svg:y="0.44097in" svg:width="9.50521in" svg:height="1.59722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31" presentation:style-name="a918" draw:name="Text Placeholder 2" svg:x="0.75868in" svg:y="2.02778in" svg:width="4.66319in" svg:height="0.99306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edit Master text styles</text:span></text:p>
            </text:list-item>
          </text:list>
        </draw:text-box>
        <svg:title/>
        <svg:desc/>
      </draw:frame>
      <draw:frame draw:id="id132" presentation:style-name="a934" draw:name="Content Placeholder 3" svg:x="0.75868in" svg:y="3.02083in" svg:width="4.66319in" svg:height="4.44444in" presentation:class="object" presentation:placeholder="false">
        <draw:text-box>
          <text:p text:style-name="a920" text:class-names="" text:cond-style-name=""><text:span text:style-name="a919" text:class-names="">Click to edit Master text styles</text:span></text:p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38" draw:name="Text Placeholder 4" svg:x="5.57986in" svg:y="2.02778in" svg:width="4.68403in" svg:height="0.99306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</draw:text-box>
        <svg:title/>
        <svg:desc/>
      </draw:frame>
      <draw:frame draw:id="id134" presentation:style-name="a954" draw:name="Content Placeholder 5" svg:x="5.57986in" svg:y="3.02083in" svg:width="4.68403in" svg:height="4.44444in" presentation:class="object" presentation:placeholder="false">
        <draw:text-box>
          <text:p text:style-name="a940" text:class-names="" text:cond-style-name=""><text:span text:style-name="a939" text:class-names="">Click to edit Master text styles</text:span></text:p>
          <text:list text:style-name="a943">
            <text:list-item>
              <text:list text:style-name="a943">
                <text:list-item>
                  <text:p text:style-name="a942" text:class-names="" text:cond-style-name=""><text:span text:style-name="a941" text:class-names="">Second level</text:span></text:p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p text:style-name="a945" text:class-names="" text:cond-style-name=""><text:span text:style-name="a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p text:style-name="a948" text:class-names="" text:cond-style-name=""><text:span text:style-name="a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0" text:class-names="">Fifth level</text:span><text:span text:style-name="a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57" draw:name="Date Placeholder 6" svg:x="0.55079in" svg:y="7.53386in" svg:width="2.56732in" svg:height="0.57008in" presentation:class="date-time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36" presentation:style-name="a960" draw:name="Footer Placeholder 7" svg:x="3.7685in" svg:y="7.53386in" svg:width="3.49291in" svg:height="0.57008in" presentation:class="footer" presentation:placeholder="false">
        <draw:text-box>
          <text:p text:style-name="a959" text:class-names="" text:cond-style-name=""><text:span text:style-name="a958" text:class-names=""/></text:p>
        </draw:text-box>
        <svg:title/>
        <svg:desc/>
      </draw:frame>
      <draw:frame draw:id="id137" presentation:style-name="a964" draw:name="Slide Number Placeholder 8" svg:x="7.90118in" svg:y="7.53386in" svg:width="2.56732in" svg:height="0.57008in" presentation:class="page-number" presentation:placeholder="false">
        <draw:text-box>
          <text:p text:style-name="a963" text:class-names="" text:cond-style-name=""><text:span text:style-name="a961" text:class-names=""><text:page-number style:num-format="1" text:fixed="false"/></text:span><text:span text:style-name="a962" text:class-names=""/></text:p>
        </draw:text-box>
        <svg:title/>
        <svg:desc/>
      </draw:frame>
      <presentation:notes style:page-layout-name="pageLayout2" draw:style-name="a969">
        <draw:page-thumbnail svg:x="1.73661in" svg:y="1.1in" svg:width="5.02638in" svg:height="3.76969in" presentation:class="page" draw:id="id3" presentation:style-name="a965" draw:name="Slide Image Placeholder 1">
          <svg:title/>
          <svg:desc/>
        </draw:page-thumbnail>
        <draw:frame draw:id="id4" presentation:style-name="a968" draw:name="Notes Placeholder 2" svg:x="1.29606in" svg:y="5.23583in" svg:width="5.91339in" svg:height="4.18425in" presentation:class="notes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971">
      <draw:frame draw:id="id138" presentation:style-name="a975" draw:name="Title 1" svg:x="0.55079in" svg:y="0.32953in" svg:width="9.91772in" svg:height="1.38071in" presentation:class="title" presentation:placeholder="false">
        <draw:text-box>
          <text:p text:style-name="a974" text:class-names="" text:cond-style-name=""><text:span text:style-name="a972" text:class-names="">Click to edit Master title style</text:span><text:span text:style-name="a973" text:class-names=""/></text:p>
        </draw:text-box>
        <svg:title/>
        <svg:desc/>
      </draw:frame>
      <draw:frame draw:id="id139" presentation:style-name="a978" draw:name="Date Placeholder 2" svg:x="0.55079in" svg:y="7.53386in" svg:width="2.56732in" svg:height="0.57008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0" presentation:style-name="a981" draw:name="Footer Placeholder 3" svg:x="3.7685in" svg:y="7.53386in" svg:width="3.49291in" svg:height="0.57008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41" presentation:style-name="a985" draw:name="Slide Number Placeholder 4" svg:x="7.90118in" svg:y="7.53386in" svg:width="2.56732in" svg:height="0.57008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990">
        <draw:page-thumbnail svg:x="1.73661in" svg:y="1.1in" svg:width="5.02638in" svg:height="3.76969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1.29606in" svg:y="5.23583in" svg:width="5.91339in" svg:height="4.18425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</presentation:notes>
    </style:master-page>
    <style:master-page style:name="Master3-Layout7-blank-Blank" style:page-layout-name="pageLayout1" draw:style-name="a992">
      <draw:frame draw:id="id142" presentation:style-name="a995" draw:name="Date Placeholder 1" svg:x="0.55079in" svg:y="7.53386in" svg:width="2.56732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43" presentation:style-name="a998" draw:name="Footer Placeholder 2" svg:x="3.7685in" svg:y="7.53386in" svg:width="3.49291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44" presentation:style-name="a1002" draw:name="Slide Number Placeholder 3" svg:x="7.90118in" svg:y="7.53386in" svg:width="2.56732in" svg:height="0.57008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/></text:span><text:span text:style-name="a1000" text:class-names=""/></text:p>
        </draw:text-box>
        <svg:title/>
        <svg:desc/>
      </draw:frame>
      <presentation:notes style:page-layout-name="pageLayout2" draw:style-name="a1007">
        <draw:page-thumbnail svg:x="1.73661in" svg:y="1.1in" svg:width="5.02638in" svg:height="3.76969in" presentation:class="page" draw:id="id3" presentation:style-name="a1003" draw:name="Slide Image Placeholder 1">
          <svg:title/>
          <svg:desc/>
        </draw:page-thumbnail>
        <draw:frame draw:id="id4" presentation:style-name="a1006" draw:name="Notes Placeholder 2" svg:x="1.29606in" svg:y="5.23583in" svg:width="5.91339in" svg:height="4.18425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009">
      <draw:frame draw:id="id145" presentation:style-name="a1013" draw:name="Title 1" svg:x="0.75868in" svg:y="0.55208in" svg:width="3.55556in" svg:height="1.92882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46" presentation:style-name="a1029" draw:name="Content Placeholder 2" svg:x="4.68576in" svg:y="1.19097in" svg:width="5.57812in" svg:height="5.87674in" presentation:class="object" presentation:placeholder="false">
        <draw:text-box>
          <text:p text:style-name="a1015" text:class-names="" text:cond-style-name=""><text:span text:style-name="a1014" text:class-names="">Click to edit Master text styles</text:span></text:p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33" draw:name="Text Placeholder 3" svg:x="0.75868in" svg:y="2.4809in" svg:width="3.55556in" svg:height="4.59722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ck to edit Master text styles</text:span></text:p>
            </text:list-item>
          </text:list>
        </draw:text-box>
        <svg:title/>
        <svg:desc/>
      </draw:frame>
      <draw:frame draw:id="id148" presentation:style-name="a1036" draw:name="Date Placeholder 4" svg:x="0.55079in" svg:y="7.53386in" svg:width="2.56732in" svg:height="0.57008in" presentation:class="date-time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49" presentation:style-name="a1039" draw:name="Footer Placeholder 5" svg:x="3.7685in" svg:y="7.53386in" svg:width="3.49291in" svg:height="0.57008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150" presentation:style-name="a1043" draw:name="Slide Number Placeholder 6" svg:x="7.90118in" svg:y="7.53386in" svg:width="2.56732in" svg:height="0.57008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/></text:span><text:span text:style-name="a1041" text:class-names=""/></text:p>
        </draw:text-box>
        <svg:title/>
        <svg:desc/>
      </draw:frame>
      <presentation:notes style:page-layout-name="pageLayout2" draw:style-name="a1048">
        <draw:page-thumbnail svg:x="1.73661in" svg:y="1.1in" svg:width="5.02638in" svg:height="3.76969in" presentation:class="page" draw:id="id3" presentation:style-name="a1044" draw:name="Slide Image Placeholder 1">
          <svg:title/>
          <svg:desc/>
        </draw:page-thumbnail>
        <draw:frame draw:id="id4" presentation:style-name="a1047" draw:name="Notes Placeholder 2" svg:x="1.29606in" svg:y="5.23583in" svg:width="5.91339in" svg:height="4.18425in" presentation:class="notes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050">
      <draw:frame draw:id="id151" presentation:style-name="a1054" draw:name="Title 1" svg:x="0.75868in" svg:y="0.55208in" svg:width="3.55556in" svg:height="1.92882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52" presentation:style-name="a1057" draw:name="Picture Placeholder 2" svg:x="4.68576in" svg:y="1.19097in" svg:width="5.57812in" svg:height="5.87674in" presentation:class="graphic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1" draw:name="Text Placeholder 3" svg:x="0.75868in" svg:y="2.4809in" svg:width="3.55556in" svg:height="4.59722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Click to edit Master text styles</text:span></text:p>
            </text:list-item>
          </text:list>
        </draw:text-box>
        <svg:title/>
        <svg:desc/>
      </draw:frame>
      <draw:frame draw:id="id154" presentation:style-name="a1064" draw:name="Date Placeholder 4" svg:x="0.55079in" svg:y="7.53386in" svg:width="2.56732in" svg:height="0.57008in" presentation:class="date-time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55" presentation:style-name="a1067" draw:name="Footer Placeholder 5" svg:x="3.7685in" svg:y="7.53386in" svg:width="3.49291in" svg:height="0.57008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56" presentation:style-name="a1071" draw:name="Slide Number Placeholder 6" svg:x="7.90118in" svg:y="7.53386in" svg:width="2.56732in" svg:height="0.57008in" presentation:class="page-number" presentation:placeholder="false">
        <draw:text-box>
          <text:p text:style-name="a1070" text:class-names="" text:cond-style-name=""><text:span text:style-name="a1068" text:class-names=""><text:page-number style:num-format="1" text:fixed="false"/></text:span><text:span text:style-name="a1069" text:class-names=""/></text:p>
        </draw:text-box>
        <svg:title/>
        <svg:desc/>
      </draw:frame>
      <presentation:notes style:page-layout-name="pageLayout2" draw:style-name="a1076">
        <draw:page-thumbnail svg:x="1.73661in" svg:y="1.1in" svg:width="5.02638in" svg:height="3.76969in" presentation:class="page" draw:id="id3" presentation:style-name="a1072" draw:name="Slide Image Placeholder 1">
          <svg:title/>
          <svg:desc/>
        </draw:page-thumbnail>
        <draw:frame draw:id="id4" presentation:style-name="a1075" draw:name="Notes Placeholder 2" svg:x="1.29606in" svg:y="5.23583in" svg:width="5.91339in" svg:height="4.18425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078">
      <draw:frame draw:id="id157" presentation:style-name="a1082" draw:name="Title 1" svg:x="0.55079in" svg:y="0.32953in" svg:width="9.91772in" svg:height="1.38071in" presentation:class="title" presentation:placeholder="false">
        <draw:text-box>
          <text:p text:style-name="a1081" text:class-names="" text:cond-style-name=""><text:span text:style-name="a1079" text:class-names="">Click to edit Master title style</text:span><text:span text:style-name="a1080" text:class-names=""/></text:p>
        </draw:text-box>
        <svg:title/>
        <svg:desc/>
      </draw:frame>
      <draw:frame draw:id="id158" presentation:style-name="a1099" draw:name="Vertical Text Placeholder 2" svg:x="0.55079in" svg:y="1.93504in" svg:width="9.91772in" svg:height="5.45787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Click to edit Master text styles</text:span></text:p>
            </text:list-item>
          </text:list>
          <text:list text:style-name="a1088">
            <text:list-item>
              <text:list text:style-name="a1088">
                <text:list-item>
                  <text:p text:style-name="a1087" text:class-names="" text:cond-style-name=""><text:span text:style-name="a1086" text:class-names="">Second level</text:span></text:p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p text:style-name="a1090" text:class-names="" text:cond-style-name=""><text:span text:style-name="a10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p text:style-name="a1093" text:class-names="" text:cond-style-name=""><text:span text:style-name="a10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list text:style-name="a1098">
                            <text:list-item>
                              <text:p text:style-name="a1097" text:class-names="" text:cond-style-name=""><text:span text:style-name="a1095" text:class-names="">Fifth level</text:span><text:span text:style-name="a10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02" draw:name="Date Placeholder 3" svg:x="0.55079in" svg:y="7.53386in" svg:width="2.56732in" svg:height="0.57008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60" presentation:style-name="a1105" draw:name="Footer Placeholder 4" svg:x="3.7685in" svg:y="7.53386in" svg:width="3.49291in" svg:height="0.57008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61" presentation:style-name="a1109" draw:name="Slide Number Placeholder 5" svg:x="7.90118in" svg:y="7.53386in" svg:width="2.56732in" svg:height="0.57008in" presentation:class="page-number" presentation:placeholder="false">
        <draw:text-box>
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</draw:text-box>
        <svg:title/>
        <svg:desc/>
      </draw:frame>
      <presentation:notes style:page-layout-name="pageLayout2" draw:style-name="a1114">
        <draw:page-thumbnail svg:x="1.73661in" svg:y="1.1in" svg:width="5.02638in" svg:height="3.76969in" presentation:class="page" draw:id="id3" presentation:style-name="a1110" draw:name="Slide Image Placeholder 1">
          <svg:title/>
          <svg:desc/>
        </draw:page-thumbnail>
        <draw:frame draw:id="id4" presentation:style-name="a1113" draw:name="Notes Placeholder 2" svg:x="1.29606in" svg:y="5.23583in" svg:width="5.91339in" svg:height="4.18425in" presentation:class="notes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116">
      <draw:frame draw:id="id162" presentation:style-name="a1120" draw:name="Vertical Title 1" svg:x="7.98958in" svg:y="0.32986in" svg:width="2.47917in" svg:height="7.0625in" presentation:class="title" presentation:placeholder="false">
        <draw:text-box>
          <text:p text:style-name="a1119" text:class-names="" text:cond-style-name=""><text:span text:style-name="a1117" text:class-names="">Click to edit Master title style</text:span><text:span text:style-name="a1118" text:class-names=""/></text:p>
        </draw:text-box>
        <svg:title/>
        <svg:desc/>
      </draw:frame>
      <draw:frame draw:id="id163" presentation:style-name="a1137" draw:name="Vertical Text Placeholder 2" svg:x="0.55035in" svg:y="0.32986in" svg:width="7.27257in" svg:height="7.0625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Click to edit Master text styles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Second level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3" text:class-names="">Fifth level</text:span><text:span text:style-name="a1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1140" draw:name="Date Placeholder 3" svg:x="0.55079in" svg:y="7.53386in" svg:width="2.56732in" svg:height="0.5700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5" presentation:style-name="a1143" draw:name="Footer Placeholder 4" svg:x="3.7685in" svg:y="7.53386in" svg:width="3.49291in" svg:height="0.57008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66" presentation:style-name="a1147" draw:name="Slide Number Placeholder 5" svg:x="7.90118in" svg:y="7.53386in" svg:width="2.56732in" svg:height="0.57008in" presentation:class="page-number" presentation:placeholder="false">
        <draw:text-box>
          <text:p text:style-name="a1146" text:class-names="" text:cond-style-name=""><text:span text:style-name="a1144" text:class-names=""><text:page-number style:num-format="1" text:fixed="false"/></text:span><text:span text:style-name="a1145" text:class-names=""/></text:p>
        </draw:text-box>
        <svg:title/>
        <svg:desc/>
      </draw:frame>
      <presentation:notes style:page-layout-name="pageLayout2" draw:style-name="a1152">
        <draw:page-thumbnail svg:x="1.73661in" svg:y="1.1in" svg:width="5.02638in" svg:height="3.76969in" presentation:class="page" draw:id="id3" presentation:style-name="a1148" draw:name="Slide Image Placeholder 1">
          <svg:title/>
          <svg:desc/>
        </draw:page-thumbnail>
        <draw:frame draw:id="id4" presentation:style-name="a1151" draw:name="Notes Placeholder 2" svg:x="1.29606in" svg:y="5.23583in" svg:width="5.91339in" svg:height="4.18425in" presentation:class="notes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</presentation:notes>
    </style:master-page>
    <style:handout-master style:page-layout-name="pageLayout3" draw:style-name="a1153">
      <draw:page-thumbnail draw:page-number="1" svg:x="0.57813in" svg:y="1.18403in" svg:width="3.38889in" svg:height="2.54167in"/>
      <draw:page-thumbnail draw:page-number="2" svg:x="4.29688in" svg:y="1.18403in" svg:width="3.38889in" svg:height="2.54167in"/>
      <draw:page-thumbnail draw:page-number="3" svg:x="0.57813in" svg:y="4.57292in" svg:width="3.38889in" svg:height="2.54167in"/>
      <draw:page-thumbnail draw:page-number="4" svg:x="4.29688in" svg:y="4.57292in" svg:width="3.38889in" svg:height="2.54167in"/>
      <draw:page-thumbnail draw:page-number="5" svg:x="0.57813in" svg:y="7.96181in" svg:width="3.38889in" svg:height="2.54167in"/>
      <draw:page-thumbnail draw:page-number="6" svg:x="4.29688in" svg:y="7.96181in" svg:width="3.38889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fault</dc:title>
    <meta:initial-creator>Robert Haas</meta:initial-creator>
    <dc:creator>mforrester</dc:creator>
    <meta:creation-date>2010-03-21T18:59:59Z</meta:creation-date>
    <dc:date>2016-09-10T10:54:52Z</dc:date>
    <meta:template xlink:href="/usr/lib64/openoffice.org/basis3.1/share/template/en-US/presnt/prs-default.otp" xlink:type="simple"/>
    <meta:editing-cycles>159</meta:editing-cycles>
    <meta:editing-duration>PT44572S</meta:editing-duration>
    <meta:user-defined meta:name="Info 1"/>
    <meta:user-defined meta:name="Info 2"/>
    <meta:user-defined meta:name="Info 3"/>
    <meta:user-defined meta:name="Info 4"/>
    <meta:document-statistic meta:paragraph-count="206" meta:word-count="1316"/>
  </office:meta>
</office:document-meta>
</file>